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roid Sans Mono" svg:font-family="'Droid Sans Mono', monospace"/>
    <style:font-face style:name="Mangal1" svg:font-family="Mangal"/>
    <style:font-face style:name="OpenSymbol" svg:font-family="OpenSymbol"/>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16.997cm" table:align="left"/>
    </style:style>
    <style:style style:name="Table10.A" style:family="table-column">
      <style:table-column-properties style:column-width="3.422cm"/>
    </style:style>
    <style:style style:name="Table10.B" style:family="table-column">
      <style:table-column-properties style:column-width="7.082cm"/>
    </style:style>
    <style:style style:name="Table10.C" style:family="table-column">
      <style:table-column-properties style:column-width="6.493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6" style:family="table">
      <style:table-properties style:width="16.997cm" table:align="left"/>
    </style:style>
    <style:style style:name="Table16.A" style:family="table-column">
      <style:table-column-properties style:column-width="3.422cm"/>
    </style:style>
    <style:style style:name="Table16.B" style:family="table-column">
      <style:table-column-properties style:column-width="7.082cm"/>
    </style:style>
    <style:style style:name="Table16.C" style:family="table-column">
      <style:table-column-properties style:column-width="6.493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 style:family="table">
      <style:table-properties style:width="16.997cm" table:align="left"/>
    </style:style>
    <style:style style:name="Table2.A" style:family="table-column">
      <style:table-column-properties style:column-width="3.422cm"/>
    </style:style>
    <style:style style:name="Table2.B" style:family="table-column">
      <style:table-column-properties style:column-width="7.082cm"/>
    </style:style>
    <style:style style:name="Table2.C" style:family="table-column">
      <style:table-column-properties style:column-width="6.493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style:style>
    <style:style style:name="Table1.A" style:family="table-column">
      <style:table-column-properties style:column-width="3.422cm"/>
    </style:style>
    <style:style style:name="Table1.B" style:family="table-column">
      <style:table-column-properties style:column-width="7.082cm"/>
    </style:style>
    <style:style style:name="Table1.C" style:family="table-column">
      <style:table-column-properties style:column-width="6.49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7.018cm" fo:margin-left="0cm" fo:margin-right="-0.018cm" table:align="margins"/>
    </style:style>
    <style:style style:name="Table3.A" style:family="table-column">
      <style:table-column-properties style:column-width="3.422cm" style:rel-column-width="13177*"/>
    </style:style>
    <style:style style:name="Table3.B" style:family="table-column">
      <style:table-column-properties style:column-width="7.082cm" style:rel-column-width="27272*"/>
    </style:style>
    <style:style style:name="Table3.C" style:family="table-column">
      <style:table-column-properties style:column-width="6.514cm" style:rel-column-width="25086*"/>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8cm" fo:margin-left="0cm" fo:margin-right="-0.018cm" table:align="margins"/>
    </style:style>
    <style:style style:name="Table4.A" style:family="table-column">
      <style:table-column-properties style:column-width="3.422cm" style:rel-column-width="13177*"/>
    </style:style>
    <style:style style:name="Table4.B" style:family="table-column">
      <style:table-column-properties style:column-width="7.082cm" style:rel-column-width="27272*"/>
    </style:style>
    <style:style style:name="Table4.C" style:family="table-column">
      <style:table-column-properties style:column-width="6.514cm" style:rel-column-width="25086*"/>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7cm" table:align="left"/>
    </style:style>
    <style:style style:name="Table5.A" style:family="table-column">
      <style:table-column-properties style:column-width="3.422cm"/>
    </style:style>
    <style:style style:name="Table5.B" style:family="table-column">
      <style:table-column-properties style:column-width="7.082cm"/>
    </style:style>
    <style:style style:name="Table5.C" style:family="table-column">
      <style:table-column-properties style:column-width="6.493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language="en" fo:country="US" style:font-name-asian="Monospace" style:font-size-asian="10pt" style:font-name-complex="Monospace" style:font-size-complex="10pt"/>
    </style:style>
    <style:style style:name="P2" style:family="paragraph" style:parent-style-name="Text_20_body">
      <style:text-properties fo:language="en" fo:country="US"/>
    </style:style>
    <style:style style:name="P3" style:family="paragraph" style:parent-style-name="Text_20_body">
      <style:text-properties fo:language="en" fo:country="US" fo:font-weight="bold" style:font-weight-asian="bold" style:font-weight-complex="bold"/>
    </style:style>
    <style:style style:name="P4" style:family="paragraph" style:parent-style-name="Standard">
      <style:paragraph-properties fo:text-align="start" style:justify-single-word="false" style:text-autospace="none"/>
      <style:text-properties fo:color="#000000" style:font-name="Monospace" fo:font-size="10pt" fo:language="en" fo:country="US" style:font-name-asian="Monospace" style:font-size-asian="10pt" style:font-name-complex="Monospace" style:font-size-complex="10pt"/>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size-asian="10pt" style:font-size-complex="10pt"/>
    </style:style>
    <style:style style:name="P8" style:family="paragraph" style:parent-style-name="Standard">
      <style:paragraph-properties fo:line-height="150%" fo:background-color="#fafafa" fo:padding-left="0.212cm" fo:padding-right="0.212cm" fo:padding-top="0.127cm" fo:padding-bottom="0.127cm" fo:border="0.002cm solid #bbbbbb">
        <style:background-image/>
      </style:paragraph-properties>
      <style:text-properties fo:font-variant="normal" fo:text-transform="none" fo:color="#3f7f5f" style:font-name="Consolas" fo:font-size="10pt" fo:letter-spacing="normal" fo:language="en" fo:country="US" fo:font-style="normal" fo:font-weight="normal" style:font-name-asian="Consolas" style:font-size-asian="10pt" style:font-name-complex="Consolas" style:font-size-complex="10pt"/>
    </style:style>
    <style:style style:name="P9" style:family="paragraph" style:parent-style-name="Standard">
      <style:paragraph-properties fo:line-height="150%" fo:background-color="#fafafa" fo:padding-left="0.212cm" fo:padding-right="0.212cm" fo:padding-top="0.127cm" fo:padding-bottom="0.127cm" fo:border="0.002cm solid #bbbbbb">
        <style:background-image/>
      </style:paragraph-properties>
      <style:text-properties style:font-name="Consolas" fo:font-size="10pt" style:font-size-asian="10pt" style:font-size-complex="10pt"/>
    </style:style>
    <style:style style:name="P10"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style:font-name="Consolas" fo:font-size="10pt" style:font-size-asian="10pt" style:font-size-complex="10pt"/>
    </style:style>
    <style:style style:name="P11" style:family="paragraph" style:parent-style-name="Standard">
      <style:paragraph-properties fo:line-height="150%" fo:background-color="#fafafa" fo:padding-left="0.212cm" fo:padding-right="0.212cm" fo:padding-top="0.127cm" fo:padding-bottom="0.127cm" fo:border="0.002cm solid #bbbbbb">
        <style:background-image/>
      </style:paragraph-properties>
      <style:text-properties style:font-name="Consolas" fo:font-size="10pt" style:font-name-asian="Consolas" style:font-size-asian="10pt" style:font-name-complex="Consolas" style:font-size-complex="10pt"/>
    </style:style>
    <style:style style:name="P12"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style:font-name="Consolas" fo:font-size="10pt" style:font-name-asian="Consolas" style:font-size-asian="10pt" style:font-name-complex="Consolas" style:font-size-complex="10pt"/>
    </style:style>
    <style:style style:name="P13" style:family="paragraph" style:parent-style-name="Standard">
      <style:paragraph-properties fo:line-height="150%" fo:background-color="#fafafa" fo:padding-left="0.212cm" fo:padding-right="0.212cm" fo:padding-top="0.127cm" fo:padding-bottom="0.127cm" fo:border="0.002cm solid #bbbbbb">
        <style:background-image/>
      </style:paragraph-properties>
      <style:text-properties fo:color="#3f7f5f" style:font-name="Consolas" fo:font-size="10pt" style:font-name-asian="Consolas" style:font-size-asian="10pt" style:font-name-complex="Consolas" style:font-size-complex="10pt"/>
    </style:style>
    <style:style style:name="P14" style:family="paragraph" style:parent-style-name="Standard">
      <style:paragraph-properties fo:line-height="100%" fo:background-color="#fafafa" fo:padding-left="0.212cm" fo:padding-right="0.212cm" fo:padding-top="0.127cm" fo:padding-bottom="0.127cm" fo:border="0.002cm solid #bbbbbb">
        <style:background-image/>
      </style:paragraph-properties>
    </style:style>
    <style:style style:name="P15"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language="en" fo:country="US"/>
    </style:style>
    <style:style style:name="P16"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color="#000000" style:font-name="Consolas" fo:font-size="10pt" style:font-name-asian="Consolas" style:font-size-asian="10pt" style:font-name-complex="Consolas" style:font-size-complex="10pt"/>
    </style:style>
    <style:style style:name="P17" style:family="paragraph" style:parent-style-name="Standard">
      <style:paragraph-properties fo:line-height="150%" fo:background-color="#fafafa" fo:padding-left="0.212cm" fo:padding-right="0.212cm" fo:padding-top="0.127cm" fo:padding-bottom="0.127cm" fo:border="0.002cm solid #bbbbbb">
        <style:background-image/>
      </style:paragraph-properties>
    </style:style>
    <style:style style:name="P18"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size-asian="10pt" style:font-size-complex="10pt"/>
    </style:style>
    <style:style style:name="P19" style:family="paragraph" style:parent-style-name="Preformatted_20_Text">
      <style:paragraph-properties fo:line-height="10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size-asian="10pt" style:font-size-complex="10pt"/>
    </style:style>
    <style:style style:name="P20"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style:use-window-font-color="true" style:font-name="Monospace" fo:font-size="10pt" style:font-size-asian="10pt" style:font-size-complex="10pt"/>
    </style:style>
    <style:style style:name="P21" style:family="paragraph" style:parent-style-name="Preformatted_20_Text">
      <style:paragraph-properties fo:line-height="100%" fo:background-color="#fafafa" fo:padding-left="0.212cm" fo:padding-right="0.212cm" fo:padding-top="0.127cm" fo:padding-bottom="0.127cm" fo:border="0.002cm solid #bbbbbb">
        <style:background-image/>
      </style:paragraph-properties>
      <style:text-properties style:use-window-font-color="true" style:font-name="Monospace" fo:font-size="10pt" style:font-size-asian="10pt" style:font-size-complex="10pt"/>
    </style:style>
    <style:style style:name="P22" style:family="paragraph" style:parent-style-name="Heading_20_3">
      <style:text-properties fo:language="en" fo:country="US"/>
    </style:style>
    <style:style style:name="P23" style:family="paragraph" style:parent-style-name="Preformatted_20_Text">
      <style:text-properties fo:font-variant="normal" fo:text-transform="none" fo:color="#007000" style:font-name="Droid Sans Mono" fo:font-size="7.19999980926514pt" fo:letter-spacing="normal" fo:font-style="normal" fo:font-weight="normal"/>
    </style:style>
    <style:style style:name="P24" style:family="paragraph" style:parent-style-name="Preformatted_20_Text">
      <style:text-properties fo:font-variant="normal" fo:text-transform="none" fo:color="#007000" style:font-name="Droid Sans Mono" fo:font-size="7.19999980926514pt" fo:letter-spacing="normal" fo:language="en" fo:country="US" fo:font-style="normal" fo:font-weight="normal"/>
    </style:style>
    <style:style style:name="P25" style:family="paragraph" style:parent-style-name="Preformatted_20_Text">
      <style:text-properties fo:language="ru" fo:country="RU"/>
    </style:style>
    <style:style style:name="P26" style:family="paragraph" style:parent-style-name="Table_20_Contents">
      <style:paragraph-properties fo:text-align="start" style:justify-single-word="false"/>
      <style:text-properties fo:language="en" fo:country="US"/>
    </style:style>
    <style:style style:name="P27" style:family="paragraph" style:parent-style-name="Table_20_Contents">
      <style:paragraph-properties fo:text-align="start" style:justify-single-word="false"/>
      <style:text-properties style:use-window-font-color="true" style:font-name="Monospace" fo:font-size="10pt" fo:language="en" fo:country="US" style:font-name-asian="Monospace" style:font-size-asian="10pt" style:font-name-complex="Monospace" style:font-size-complex="10pt"/>
    </style:style>
    <style:style style:name="P28" style:family="paragraph" style:parent-style-name="Table_20_Contents">
      <style:paragraph-properties fo:text-align="start" style:justify-single-word="false"/>
      <style:text-properties style:use-window-font-color="true" style:font-name="Monospace" fo:font-size="10pt" fo:language="en" fo:country="US" style:font-size-asian="10pt" style:font-size-complex="10pt"/>
    </style:style>
    <style:style style:name="P29" style:family="paragraph" style:parent-style-name="Text_20_body" style:list-style-name="L1">
      <style:text-properties fo:language="en" fo:country="US"/>
    </style:style>
    <style:style style:name="P30" style:family="paragraph" style:parent-style-name="Text_20_body" style:list-style-name="L2">
      <style:text-properties fo:language="en" fo:country="US"/>
    </style:style>
    <style:style style:name="P31" style:family="paragraph" style:parent-style-name="Text_20_body" style:list-style-name="L4">
      <style:text-properties fo:language="en" fo:country="US"/>
    </style:style>
    <style:style style:name="P32" style:family="paragraph" style:parent-style-name="Text_20_body" style:list-style-name="L6">
      <style:text-properties fo:language="en" fo:country="US"/>
    </style:style>
    <style:style style:name="P33" style:family="paragraph" style:parent-style-name="Text_20_body" style:list-style-name="L7">
      <style:text-properties fo:language="en" fo:country="US"/>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size-asian="10pt" style:font-size-complex="10pt"/>
    </style:style>
    <style:style style:name="P38" style:family="paragraph" style:parent-style-name="Heading_20_1">
      <style:text-properties fo:language="en" fo:country="US"/>
    </style:style>
    <style:style style:name="P3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ff00"/>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transparent"/>
    </style:style>
    <style:style style:name="T6" style:family="text">
      <style:text-properties fo:language="en" fo:country="U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name-asian="Consolas" style:font-weight-asian="bold" style:font-name-complex="Consolas" style:font-weight-complex="bold"/>
    </style:style>
    <style:style style:name="T9" style:family="text">
      <style:text-properties style:font-name="Monospace" fo:font-size="10pt" style:font-size-asian="10pt" style:font-size-complex="10pt"/>
    </style:style>
    <style:style style:name="T10" style:family="text">
      <style:text-properties style:font-name-asian="Monospace" style:font-name-complex="Monospace"/>
    </style:style>
    <style:style style:name="T11" style:family="text">
      <style:text-properties fo:language="ru" fo:country="RU"/>
    </style:style>
    <style:style style:name="T12" style:family="text">
      <style:text-properties fo:font-variant="normal" fo:text-transform="none" fo:letter-spacing="normal" fo:language="en" fo:country="US" fo:font-style="normal" fo:font-weight="normal"/>
    </style:style>
    <style:style style:name="T13" style:family="text">
      <style:text-properties fo:font-variant="normal" fo:text-transform="none" fo:letter-spacing="normal" fo:language="en" fo:country="US" fo:font-style="normal" fo:font-weight="normal" style:font-weight-asian="normal" style:font-weight-complex="normal"/>
    </style:style>
    <style:style style:name="T14" style:family="text">
      <style:text-properties fo:font-variant="normal" fo:text-transform="none" style:font-name="Monospace" fo:letter-spacing="normal" fo:language="en" fo:country="US" fo:font-style="normal" fo:font-weight="normal"/>
    </style:style>
    <style:style style:name="T15" style:family="text">
      <style:text-properties fo:font-variant="normal" fo:text-transform="none" style:font-name="Monospace" fo:letter-spacing="normal" fo:language="en" fo:country="US" fo:font-style="normal" fo:font-weight="normal" style:font-name-asian="Monospace" style:font-name-complex="Monospace"/>
    </style:style>
    <style:style style:name="T16" style:family="text">
      <style:text-properties fo:font-variant="normal" fo:text-transform="none" fo:color="#0000c0" fo:letter-spacing="normal" fo:language="en" fo:country="US" fo:font-style="normal" fo:font-weight="normal"/>
    </style:style>
    <style:style style:name="T17" style:family="text">
      <style:text-properties fo:font-variant="normal" fo:text-transform="none" fo:color="#0000c0" fo:letter-spacing="normal" fo:language="en" fo:country="US" fo:font-style="normal" fo:font-weight="normal" style:font-name-asian="Consolas" style:font-name-complex="Consolas"/>
    </style:style>
    <style:style style:name="T18" style:family="text">
      <style:text-properties fo:font-variant="normal" fo:text-transform="none" fo:color="#000000" fo:letter-spacing="normal" fo:language="en" fo:country="US" fo:font-style="normal" fo:font-weight="normal"/>
    </style:style>
    <style:style style:name="T19" style:family="text">
      <style:text-properties fo:font-variant="normal" fo:text-transform="none" fo:color="#000000" fo:letter-spacing="normal" fo:language="en" fo:country="US" fo:font-style="normal" fo:font-weight="normal" style:font-name-asian="Consolas" style:font-name-complex="Consolas"/>
    </style:style>
    <style:style style:name="T20" style:family="text">
      <style:text-properties fo:font-variant="normal" fo:text-transform="none" fo:color="#000000" fo:letter-spacing="normal" fo:language="en" fo:country="US" fo:font-style="normal" fo:font-weight="normal" style:font-name-asian="Consolas" style:font-weight-asian="bold" style:font-name-complex="Consolas" style:font-weight-complex="bold"/>
    </style:style>
    <style:style style:name="T21" style:family="text">
      <style:text-properties fo:font-variant="normal" fo:text-transform="none" fo:color="#7f0055" fo:letter-spacing="normal" fo:language="en" fo:country="US" fo:font-style="normal" fo:font-weight="bold" style:font-name-asian="Consolas" style:font-weight-asian="bold" style:font-name-complex="Consolas" style:font-weight-complex="bold"/>
    </style:style>
    <style:style style:name="T22" style:family="text">
      <style:text-properties fo:font-variant="normal" fo:text-transform="none" fo:color="#7f0055" fo:letter-spacing="normal" fo:language="en" fo:country="US" fo:font-style="normal" fo:font-weight="bold" style:font-weight-asian="bold" style:font-weight-complex="bold"/>
    </style:style>
    <style:style style:name="T23" style:family="text">
      <style:text-properties fo:font-variant="normal" fo:text-transform="none" fo:color="#2a00ff" fo:letter-spacing="normal" fo:language="en" fo:country="US" fo:font-style="normal" fo:font-weight="normal"/>
    </style:style>
    <style:style style:name="T24" style:family="text">
      <style:text-properties fo:font-variant="normal" fo:text-transform="none" fo:color="#2a00ff" fo:letter-spacing="normal" fo:language="en" fo:country="US" fo:font-style="normal" fo:font-weight="normal" style:font-name-asian="Consolas" style:font-name-complex="Consolas"/>
    </style:style>
    <style:style style:name="T25" style:family="text">
      <style:text-properties fo:font-variant="normal" fo:text-transform="none" fo:color="#008080" fo:letter-spacing="normal" fo:language="en" fo:country="US" fo:font-style="normal" fo:font-weight="normal"/>
    </style:style>
    <style:style style:name="T26" style:family="text">
      <style:text-properties fo:font-variant="normal" fo:text-transform="none" fo:color="#3f7f7f" fo:letter-spacing="normal" fo:language="en" fo:country="US" fo:font-style="normal" fo:font-weight="normal"/>
    </style:style>
    <style:style style:name="T27" style:family="text">
      <style:text-properties fo:color="#0000c0" style:font-name="Consolas" fo:font-size="10pt" style:font-name-asian="Consolas" style:font-size-asian="10pt" style:font-name-complex="Consolas" style:font-size-complex="10pt"/>
    </style:style>
    <style:style style:name="T28" style:family="text">
      <style:text-properties fo:color="#000000"/>
    </style:style>
    <style:style style:name="T29" style:family="text">
      <style:text-properties fo:color="#000000" style:font-name-asian="Consolas" style:font-name-complex="Consolas"/>
    </style:style>
    <style:style style:name="T30" style:family="text">
      <style:text-properties fo:color="#000000" fo:language="en" fo:country="US" style:font-name-asian="Consolas" style:font-name-complex="Consolas"/>
    </style:style>
    <style:style style:name="T31" style:family="text">
      <style:text-properties fo:color="#000000" style:font-name="Consolas" fo:font-size="10pt" style:font-name-asian="Consolas" style:font-size-asian="10pt" style:font-name-complex="Consolas" style:font-size-complex="10pt"/>
    </style:style>
    <style:style style:name="T32" style:family="text">
      <style:text-properties fo:color="#000000" fo:font-weight="bold" style:font-name-asian="Consolas" style:font-weight-asian="bold" style:font-name-complex="Consolas" style:font-weight-complex="bold"/>
    </style:style>
    <style:style style:name="T33" style:family="text">
      <style:text-properties fo:color="#000000" style:text-underline-style="none" style:font-name-asian="Consolas" style:font-name-complex="Consolas"/>
    </style:style>
    <style:style style:name="T34" style:family="text">
      <style:text-properties fo:color="#2a00ff" fo:font-style="italic" style:font-name-asian="Consolas" style:font-style-asian="italic" style:font-name-complex="Consolas" style:font-style-complex="italic"/>
    </style:style>
    <style:style style:name="T35" style:family="text">
      <style:text-properties fo:color="#2a00ff" fo:font-style="italic" fo:font-weight="bold" style:font-name-asian="Consolas" style:font-style-asian="italic" style:font-weight-asian="bold" style:font-name-complex="Consolas" style:font-style-complex="italic" style:font-weight-complex="bold"/>
    </style:style>
    <style:style style:name="T36"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37" style:family="text">
      <style:text-properties fo:color="#2a00ff"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38" style:family="text">
      <style:text-properties fo:color="#2a00ff" style:font-name="Consolas" fo:font-size="10pt" style:font-name-asian="Consolas" style:font-size-asian="10pt" style:font-name-complex="Consolas" style:font-size-complex="10pt"/>
    </style:style>
    <style:style style:name="T39" style:family="text">
      <style:text-properties style:font-name="Consolas" fo:font-size="10pt" style:font-name-asian="Consolas" style:font-size-asian="10pt" style:font-name-complex="Consolas" style:font-size-complex="10pt"/>
    </style:style>
    <style:style style:name="T40" style:family="text">
      <style:text-properties fo:color="#008080"/>
    </style:style>
    <style:style style:name="T41" style:family="text">
      <style:text-properties fo:color="#008080" fo:language="en" fo:country="US" style:font-name-asian="Consolas" style:font-name-complex="Consolas"/>
    </style:style>
    <style:style style:name="T42" style:family="text">
      <style:text-properties fo:color="#008080" style:font-name-asian="Consolas" style:font-name-complex="Consolas"/>
    </style:style>
    <style:style style:name="T43" style:family="text">
      <style:text-properties fo:color="#008080" style:font-name="Consolas" fo:font-size="10pt" style:font-name-asian="Consolas" style:font-size-asian="10pt" style:font-name-complex="Consolas" style:font-size-complex="10pt"/>
    </style:style>
    <style:style style:name="T44" style:family="text">
      <style:text-properties fo:color="#008080" fo:font-weight="bold" style:font-name-asian="Consolas" style:font-weight-asian="bold" style:font-name-complex="Consolas" style:font-weight-complex="bold"/>
    </style:style>
    <style:style style:name="T45" style:family="text">
      <style:text-properties fo:color="#3f7f7f"/>
    </style:style>
    <style:style style:name="T46" style:family="text">
      <style:text-properties fo:color="#3f7f7f" fo:language="en" fo:country="US" style:font-name-asian="Consolas" style:font-name-complex="Consolas"/>
    </style:style>
    <style:style style:name="T47" style:family="text">
      <style:text-properties fo:color="#3f7f7f" style:font-name-asian="Consolas" style:font-name-complex="Consolas"/>
    </style:style>
    <style:style style:name="T48" style:family="text">
      <style:text-properties fo:color="#3f7f7f" style:font-name="Consolas" fo:font-size="10pt" style:font-name-asian="Consolas" style:font-size-asian="10pt" style:font-name-complex="Consolas" style:font-size-complex="10pt"/>
    </style:style>
    <style:style style:name="T49" style:family="text">
      <style:text-properties fo:color="#3f7f7f" fo:font-weight="bold" style:font-name-asian="Consolas" style:font-weight-asian="bold" style:font-name-complex="Consolas" style:font-weight-complex="bold"/>
    </style:style>
    <style:style style:name="T50" style:family="text">
      <style:text-properties fo:color="#7f007f" style:font-name-asian="Consolas" style:font-name-complex="Consolas"/>
    </style:style>
    <style:style style:name="T51" style:family="text">
      <style:text-properties fo:color="#7f007f" style:font-name="Consolas" fo:font-size="10pt" style:font-name-asian="Consolas" style:font-size-asian="10pt" style:font-name-complex="Consolas" style:font-size-complex="10pt"/>
    </style:style>
    <style:style style:name="T52" style:family="text">
      <style:text-properties fo:color="#7f007f" fo:font-weight="bold" style:font-name-asian="Consolas" style:font-weight-asian="bold" style:font-name-complex="Consolas" style:font-weight-complex="bold"/>
    </style:style>
    <style:style style:name="T53" style:family="text">
      <style:text-properties style:font-name-asian="Consolas" style:font-name-complex="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Access Control Service</text:h>
      <text:h text:style-name="P39" text:outline-level="2">1.<text:tab/>Overview</text:h>
      <text:p text:style-name="P2">This service aims at providing the identity, authentication, and authorization capabilities for the SmartCampus applications and services. The goal is, therefore, provide a way to</text:p>
      <text:list xml:id="list1933960387160605229" text:style-name="L1">
        <text:list-item>
          <text:p text:style-name="P29">manage the users and their identities within the platform.</text:p>
        </text:list-item>
        <text:list-item>
          <text:p text:style-name="P29">uniquely identify the user and/or the application that accesses the resources;</text:p>
        </text:list-item>
        <text:list-item>
          <text:p text:style-name="P29">restrict the access to the resources only to the authorized users and applications;</text:p>
        </text:list-item>
        <text:list-item>
          <text:p text:style-name="P29">manage the access control rights between the different applications and between the users and applications.</text:p>
        </text:list-item>
      </text:list>
      <text:p text:style-name="P2">As for the version 1.1, the implementation provides only a subset of the functionality. Specifically, the applications are allowed to <text:s/>validate the user accessing the resource, read the basic user identity attributes, and verify the possibility for the user to obtain read access on a specific resource. The functionality related to the explicit user management, token acquisition and refresh, as well as the management of the access control policies will be implemented in the next version of the service APIs.</text:p>
      <text:h text:style-name="Heading_20_2" text:outline-level="2">2.<text:tab/>User Model</text:h>
      <text:p text:style-name="P2">A SmartCampus user is characterized by the following set of properties:</text:p>
      <text:list xml:id="list1346773066820560711" text:style-name="L2">
        <text:list-item>
          <text:p text:style-name="P30"><text:span text:style-name="T7">userId</text:span>: a unique identifier that is used throughout the platform and the services to unambiguously refer to the specific user. </text:p>
        </text:list-item>
        <text:list-item>
          <text:p text:style-name="P30">User <text:span text:style-name="T7">socialId</text:span>: an identifier of the user used in the Social / Semantic Engine to refer to the user, its data, and social model.</text:p>
        </text:list-item>
        <text:list-item>
          <text:p text:style-name="P30">User <text:span text:style-name="T7">authToken</text:span>: a unique identifier that the external applications and clients should use in order to refer to a particular user. The token is granted to the client apps when the user authenticates, implicitly authorizing the apps to access the platform on behalf of the user. The token should be kept secret, to avoid unauthorized access. <text:s/>The token has limited (though long) duration and should be regenerated when expires. It is not recommended to use this token in the Web application flow; the session token should be used instead.</text:p>
        </text:list-item>
        <text:list-item>
          <text:p text:style-name="P30">User <text:span text:style-name="T7">sessionToken</text:span>: as well as authToken is used to identify the user, but has limited (several hours) duration. Not that based on the used access type (i.e., online or offline) only one of the tokens is provided to the client apps (sessionToken or authToken respectively).</text:p>
        </text:list-item>
        <text:list-item>
          <text:p text:style-name="P30">User account <text:span text:style-name="T7">attributes</text:span>: list of key-value objects associated to the user account (authority). <text:s/>Some of these attributes are unique to a particular user, for example, 'eppn' attribute in case of the 'fbk' authority. </text:p>
        </text:list-item>
      </text:list>
      <text:h text:style-name="P39" text:outline-level="2">3. <text:tab/>Architecture</text:h>
      <text:p text:style-name="P2">The functionality is exposed by following two service endpoints:</text:p>
      <text:list xml:id="list1164947265913948380" text:style-name="L3">
        <text:list-item>
          <text:p text:style-name="P34"><text:span text:style-name="T2">Access Token Service endpoint</text:span><text:span text:style-name="T1">. This Web service exposes the operations for generating/invalidating the access tokens. </text:span><text:span text:style-name="T1">The endpoint resources are not directly available; the user should perform the authentication before the token is generated. The authentication is provided by external identity provider systems </text:span><text:span text:style-name="T1">(e.g., Shibboleth, OpenID, etc)</text:span><text:span text:style-name="T1">.</text:span></text:p>
        </text:list-item>
        <text:list-item>
          <text:p text:style-name="P34"><text:span text:style-name="T2">Access Control Service endpoint</text:span><text:span text:style-name="T1">. </text:span><text:span text:style-name="T1">This Web services exposes the operations for user validation and access right control. Each call to the Web service operations requires the </text:span><text:soft-page-break/><text:span text:style-name="T1">access token in the request header to identify the actor performing the call.</text:span></text:p>
        </text:list-item>
      </text:list>
      <text:h text:style-name="P39" text:outline-level="2">3.<text:tab/>Usage Scenarios</text:h>
      <text:p text:style-name="P2">The following scenarios provide the potential use of the AC APIs to the SmartCampus service providers and service clients. </text:p>
      <text:h text:style-name="P22" text:outline-level="3">3.1.<text:tab/>User Authentication</text:h>
      <text:p text:style-name="Text_20_body"><text:span text:style-name="T1">T</text:span><text:span text:style-name="T1">he client application (Web, Android) </text:span><text:span text:style-name="T1">requires an access to the remote service on behalf of the user. </text:span></text:p>
      <text:list xml:id="list9118423582330243082" text:style-name="L4">
        <text:list-item>
          <text:p text:style-name="P31">The service requires the appropriate credentials (access token). </text:p>
        </text:list-item>
        <text:list-item>
          <text:p text:style-name="P35"><text:span text:style-name="T1">The client calls performs the request to retrieve the access token. </text:span><text:span text:style-name="T1"><text:s/></text:span></text:p>
        </text:list-item>
        <text:list-item>
          <text:p text:style-name="P35"><text:span text:style-name="T1">The request is redirect</text:span><text:span text:style-name="T1">ed</text:span><text:span text:style-name="T1"> to the external Identity Providers for the user authentication operations. Currently, the procedure relies on the UniTN and FBK/TrentoRISE Identity Providers implemented using Shibboleth SSO system. </text:span></text:p>
        </text:list-item>
        <text:list-item>
          <text:p text:style-name="P35"><text:span text:style-name="T1">The user perform the authentication and </text:span><text:span text:style-name="T1">the token request arrives to the access token service. </text:span></text:p>
        </text:list-item>
        <text:list-item>
          <text:p text:style-name="P31">The service returns the temporary access code to the client.</text:p>
        </text:list-item>
        <text:list-item>
          <text:p text:style-name="P31">The client retrieves the token together with additional data using the access code validation operation.</text:p>
        </text:list-item>
      </text:list>
      <text:p text:style-name="Text_20_body"><text:span text:style-name="T1">The </text:span><text:span text:style-name="T1">token </text:span><text:span text:style-name="T1">request may be performed directly, or rely on the provided client library (for Android OS).</text:span><text:span text:style-name="T1"> </text:span></text:p>
      <text:h text:style-name="P22" text:outline-level="3">3.2.<text:tab/>User Validation</text:h>
      <text:p text:style-name="P2">The server-side application should verify the validity of the user that tries to access the application. </text:p>
      <text:list xml:id="list5340045565397552976" text:style-name="L5">
        <text:list-item>
          <text:p text:style-name="P36"><text:span text:style-name="T1">The application performs a request to the AC service in order to </text:span><text:span text:style-name="T1">check the validity of the specified access token representing the user</text:span><text:span text:style-name="T1">. </text:span></text:p>
        </text:list-item>
        <text:list-item>
          <text:p text:style-name="P36"><text:span text:style-name="T1">Additionally, the application may request additional information about the user, including the platform-global user IDs, and basic attributes </text:span><text:span text:style-name="T1">provided by the corresponding identity providers</text:span><text:span text:style-name="T1">.</text:span></text:p>
        </text:list-item>
      </text:list>
      <text:p text:style-name="P2">The validation/information request may be performed using the AC Service REST APIs. In case of Java application based on Spring framework, the supporting library is provided that also includes the Spring Security extensions to facilitate the authorization procedure.</text:p>
      <text:h text:style-name="P22" text:outline-level="3">3.3.<text:tab/>Resource Access Control</text:h>
      <text:p text:style-name="Text_20_body"><text:span text:style-name="T1">The application (client or server) requires to check whether the user is allowed to access a specific resource. </text:span><text:span text:style-name="T1">The application performs a request to the AC service in order to </text:span><text:span text:style-name="T1">check the </text:span><text:span text:style-name="T1">read access right</text:span><text:span text:style-name="T1"> </text:span><text:span text:style-name="T1">using </text:span><text:span text:style-name="T1">the </text:span><text:span text:style-name="T1">user </text:span><text:span text:style-name="T1">access token </text:span><text:span text:style-name="T1">and the resource identificator</text:span><text:span text:style-name="T1">.</text:span></text:p>
      <text:p text:style-name="P2">The request may be performed using the AC Service REST APIs. In case of Java application the supporting library is provided.</text:p>
      <text:h text:style-name="P39" text:outline-level="2">3.<text:tab/>REST APIs</text:h>
      <text:h text:style-name="P22" text:outline-level="3">3.1. Access Token Service</text:h>
      <text:p text:style-name="Text_20_body"><text:span text:style-name="T2">Security Considerations</text:span><text:span text:style-name="T1">: </text:span><text:span text:style-name="T1">a</text:span><text:span text:style-name="T1">ll the endpoint addresses are available only over HTTPS.</text:span></text:p>
      <text:p text:style-name="P3">3.1.1.<text:tab/>Requesting a token.</text:p>
      <text:p text:style-name="P4"><text:soft-page-break/></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8">&lt;BASE_URL&gt;/accesstoken-provider-dev<text:span text:style-name="T10">/ac/getToken/&lt;authority&gt;</text:span></text:p>
          </table:table-cell>
          <table:covered-table-cell/>
          <table:covered-table-cell/>
        </table:table-row>
        <table:table-row>
          <table:table-cell table:style-name="Table10.A2" office:value-type="string">
            <text:p text:style-name="P26">Description</text:p>
          </table:table-cell>
          <table:table-cell table:style-name="Table10.B2" table:number-columns-spanned="2" office:value-type="string">
            <text:p text:style-name="P26">Start the access token retrieval process for the specified Identity Provider authority name.</text:p>
          </table:table-cell>
          <table:covered-table-cell/>
        </table:table-row>
        <table:table-row>
          <table:table-cell table:style-name="Table10.A2" office:value-type="string">
            <text:p text:style-name="P26">METHOD</text:p>
          </table:table-cell>
          <table:table-cell table:style-name="Table10.B2" table:number-columns-spanned="2" office:value-type="string">
            <text:p text:style-name="P27">GET</text:p>
          </table:table-cell>
          <table:covered-table-cell/>
        </table:table-row>
        <table:table-row>
          <table:table-cell table:style-name="Table10.A2" table:number-rows-spanned="2" office:value-type="string">
            <text:p text:style-name="P26">INPUT</text:p>
          </table:table-cell>
          <table:table-cell table:style-name="Table10.A2" office:value-type="string">
            <text:p text:style-name="P26">authority</text:p>
          </table:table-cell>
          <table:table-cell table:style-name="Table10.B2" office:value-type="string">
            <text:p text:style-name="P26">Name of the Identity Provider used for the authentication; currently 'fbk' or 'unitn'.</text:p>
          </table:table-cell>
        </table:table-row>
        <table:table-row>
          <table:covered-table-cell/>
          <table:table-cell table:style-name="Table10.A2" office:value-type="string">
            <text:p text:style-name="P26">redirect </text:p>
          </table:table-cell>
          <table:table-cell table:style-name="Table10.B2" office:value-type="string">
            <text:p text:style-name="P26">Redirect URL to which the resulting validation code will be sent. Should match subdomain of <text:span text:style-name="T9">https://vas.smartcampuslab.it</text:span></text:p>
          </table:table-cell>
        </table:table-row>
        <table:table-row>
          <table:table-cell table:style-name="Table10.A2" office:value-type="string">
            <text:p text:style-name="P26">OUTPUT</text:p>
          </table:table-cell>
          <table:table-cell table:style-name="Table10.B2" table:number-columns-spanned="2" office:value-type="string">
            <text:p text:style-name="P26">The result is redirect to the specified redirect address (if not specified, to the address /ac/success or /ac/denied) with the temporary validation code as URL hash. </text:p>
          </table:table-cell>
          <table:covered-table-cell/>
        </table:table-row>
      </table:table>
      <text:p text:style-name="P1"/>
      <text:p text:style-name="Text_20_body"><text:span text:style-name="T2">Example</text:span><text:span text:style-name="T1">: </text:span><text:span text:style-name="T1">the following is the possible </text:span><text:span text:style-name="T11">request for the FBK IdP account token retrieval</text:span><text:span text:style-name="T1"> </text:span><text:span text:style-name="T1">(without specifying redirect URL)</text:span><text:span text:style-name="T1">:</text:span></text:p>
      <text:p text:style-name="P24"/>
      <text:p text:style-name="P18">GET https://ac.smartcampuslab.it/accesstoken-provider-dev/ac/getToken/fbk</text:p>
      <text:p text:style-name="Standard"><text:span text:style-name="T1">The </text:span><text:span text:style-name="T1">result in case of successful user authentication will be redirected to the following URL:</text:span></text:p>
      <text:p text:style-name="P5"/>
      <text:p text:style-name="P18">https://ac.smartcampuslab.it/accesstoken-provider-dev/ac/success#123testcode123</text:p>
      <text:p text:style-name="P5">When redirect URL is specified, e.g.,:</text:p>
      <text:p text:style-name="P24"/>
      <text:p text:style-name="P18">GET https://ac.smartcampuslab.it/accesstoken-provider-dev/ac/getToken/fbk?redirect=https://ac.smartcampuslab.it/myapp/validate</text:p>
      <text:p text:style-name="Standard"><text:span text:style-name="T1">t</text:span><text:span text:style-name="T1">he </text:span><text:span text:style-name="T1">result in case of successful user authentication will be redirected to:</text:span></text:p>
      <text:p text:style-name="P5"/>
      <text:p text:style-name="P20"><text:span text:style-name="T13">https://ac.smartcampuslab.it/myapp/validate</text:span><text:span text:style-name="T12">#123testcode123</text:span></text:p>
      <text:p text:style-name="P5">The application should then perform the code validation in order to obtain the token information and metadata.</text:p>
      <text:p text:style-name="P5"/>
      <text:p text:style-name="Text_20_body"><text:span text:style-name="T2">3.1.2.<text:tab/>Va</text:span><text:span text:style-name="T2">lidat</text:span><text:span text:style-name="T2">ing the code</text:span>.</text:p>
      <text:p text:style-name="P4"/>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28">&lt;BASE_URL&gt;/accesstoken-provider-dev/<text:span text:style-name="T10">ac/</text:span><text:span text:style-name="T10">validateCode/&lt;code&gt;</text:span></text:p>
          </table:table-cell>
          <table:covered-table-cell/>
          <table:covered-table-cell/>
        </table:table-row>
        <table:table-row>
          <table:table-cell table:style-name="Table16.A2" office:value-type="string">
            <text:p text:style-name="P26">Description</text:p>
          </table:table-cell>
          <table:table-cell table:style-name="Table16.B2" table:number-columns-spanned="2" office:value-type="string">
            <text:p text:style-name="P26">Validate the code retrieved in previous step in order to get access to the user token and metadata. The code can be evaluated only once and has a very short time to live.</text:p>
          </table:table-cell>
          <table:covered-table-cell/>
        </table:table-row>
        <table:table-row>
          <table:table-cell table:style-name="Table16.A2" office:value-type="string">
            <text:p text:style-name="P26">METHOD</text:p>
          </table:table-cell>
          <table:table-cell table:style-name="Table16.B2" table:number-columns-spanned="2" office:value-type="string">
            <text:p text:style-name="P27">POST</text:p>
          </table:table-cell>
          <table:covered-table-cell/>
        </table:table-row>
        <table:table-row>
          <table:table-cell table:style-name="Table16.A2" table:number-rows-spanned="2" office:value-type="string">
            <text:p text:style-name="P26">INPUT</text:p>
          </table:table-cell>
          <table:table-cell table:style-name="Table16.A2" office:value-type="string">
            <text:p text:style-name="P26">code</text:p>
          </table:table-cell>
          <table:table-cell table:style-name="Table16.B2" office:value-type="string">
            <text:p text:style-name="P26">The code to be validated.</text:p>
          </table:table-cell>
        </table:table-row>
        <table:table-row>
          <table:covered-table-cell/>
          <table:table-cell table:style-name="Table16.A2" office:value-type="string">
            <text:p text:style-name="P26">accessType</text:p>
          </table:table-cell>
          <table:table-cell table:style-name="Table16.B2" office:value-type="string">
            <text:p text:style-name="P26">Specify whether short-living (4 hours) session access token should be returned (accessType=online) or a <text:soft-page-break/>long-living (60 days) version of the code eligible also for offline use (accessType=offline). Default value is 'offline'. </text:p>
          </table:table-cell>
        </table:table-row>
        <table:table-row>
          <table:table-cell table:style-name="Table16.A2" office:value-type="string">
            <text:p text:style-name="P26">OUTPUT</text:p>
          </table:table-cell>
          <table:table-cell table:style-name="Table16.B2" table:number-columns-spanned="2" office:value-type="string">
            <text:p text:style-name="P26">Access token with the user metadata information: token, token expiration time, platform-global user ID, user social ID, and list of identity attributes (e.g., UniTN mail) for different authorities associated with the user.</text:p>
          </table:table-cell>
          <table:covered-table-cell/>
        </table:table-row>
      </table:table>
      <text:p text:style-name="P1"><text:tab/></text:p>
      <text:p text:style-name="Text_20_body"><text:span text:style-name="T2">Example</text:span><text:span text:style-name="T1">: </text:span><text:span text:style-name="T1">the following is the possible </text:span><text:span text:style-name="T1">validation code request</text:span><text:span text:style-name="T1">:</text:span></text:p>
      <text:p text:style-name="P23"/>
      <text:p text:style-name="P18">POST /accesstoken-provider-dev/ac/validateCode/123testcode123?accessType=online</text:p>
      <text:p text:style-name="P18">Host: https://ac.smartcampuslab.it </text:p>
      <text:p text:style-name="P18">Accept: application/json</text:p>
      <text:p text:style-name="Standard"><text:span text:style-name="T1">The </text:span><text:span text:style-name="T1">result</text:span><text:span text:style-name="T1">ing response will look as follows: </text:span></text:p>
      <text:p text:style-name="P23"/>
      <text:p text:style-name="P19">{</text:p>
      <text:p text:style-name="P19"><text:s text:c="2"/>“userId” : “1”,</text:p>
      <text:p text:style-name="P19"><text:s text:c="2"/>“socialId” : 123,</text:p>
      <text:p text:style-name="P19"><text:s text:c="2"/>“token” : “123testtoken123”</text:p>
      <text:p text:style-name="P19"><text:s text:c="2"/>“expires” : 123456789012 </text:p>
      <text:p text:style-name="P19"><text:s text:c="2"/>“identityAttributes”: [</text:p>
      <text:p text:style-name="P19"><text:s text:c="4"/>{</text:p>
      <text:p text:style-name="P19"><text:s text:c="6"/>“key” : “mailAll”,</text:p>
      <text:p text:style-name="P19"><text:s text:c="6"/>“value” : “mario.rossi@studenti.unitn.it”, </text:p>
      <text:p text:style-name="P19"><text:s text:c="6"/>“authority” : {</text:p>
      <text:p text:style-name="P19"><text:s text:c="9"/>“name” : “unitn”,</text:p>
      <text:p text:style-name="P19"><text:s text:c="9"/>“redirectUrl” : “unitn”</text:p>
      <text:p text:style-name="P19"><text:s text:c="6"/>}</text:p>
      <text:p text:style-name="P19"><text:s text:c="4"/>}</text:p>
      <text:p text:style-name="P19"><text:s text:c="2"/>]</text:p>
      <text:p text:style-name="P19">}</text:p>
      <text:p text:style-name="P1"><text:tab/><text:tab/></text:p>
      <text:h text:style-name="Heading_20_3" text:outline-level="3"><text:span text:style-name="T1">3.</text:span><text:span text:style-name="T1">2</text:span><text:span text:style-name="T1">. Access </text:span><text:span text:style-name="T1">Control</text:span><text:span text:style-name="T1"> Service</text:span></text:h>
      <text:p text:style-name="P2"><text:span text:style-name="T7">Security Considerations</text:span>: every REST invocation MUST be provided with the access token as AUTH_TOKEN HTTP header. All the endpoint addresses are available only over HTTPS.</text:p>
      <text:p text:style-name="Text_20_body"><text:span text:style-name="T2">3.</text:span><text:span text:style-name="T2">2</text:span><text:span text:style-name="T2">.</text:span><text:span text:style-name="T2">1</text:span><text:span text:style-name="T2">.<text:tab/></text:span><text:span text:style-name="T2">Reading the user information</text:span>.</text:p>
      <text:p text:style-name="P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8">&lt;BASE_URL&gt;/acService/<text:span text:style-name="T10">users</text:span><text:span text:style-name="T10">/</text:span><text:span text:style-name="T10">me</text:span></text:p>
            <text:p text:style-name="P28"><text:span text:style-name="T10">&lt;BASE_URL&gt;/acService/users</text:span><text:span text:style-name="T10">/</text:span><text:span text:style-name="T10">&lt;userId&gt;</text:span></text:p>
          </table:table-cell>
          <table:covered-table-cell/>
          <table:covered-table-cell/>
        </table:table-row>
        <table:table-row>
          <table:table-cell table:style-name="Table2.A2" office:value-type="string">
            <text:p text:style-name="P26">Description</text:p>
          </table:table-cell>
          <table:table-cell table:style-name="Table2.B2" table:number-columns-spanned="2" office:value-type="string">
            <text:p text:style-name="P26">Retrieve the user information. The first version retrieves the information about the current user (i.e., implicitly represented with the user access token), while the latter is based on the specified user id. The specified access token should have sufficient rights to retrieve the information about the specified user.</text:p>
          </table:table-cell>
          <table:covered-table-cell/>
        </table:table-row>
        <table:table-row>
          <table:table-cell table:style-name="Table2.A2" office:value-type="string">
            <text:p text:style-name="P26">METHOD</text:p>
          </table:table-cell>
          <table:table-cell table:style-name="Table2.B2" table:number-columns-spanned="2" office:value-type="string">
            <text:p text:style-name="P27">GET</text:p>
          </table:table-cell>
          <table:covered-table-cell/>
        </table:table-row>
        <table:table-row>
          <table:table-cell table:style-name="Table2.A2" table:number-rows-spanned="2" office:value-type="string">
            <text:p text:style-name="P26">INPUT</text:p>
          </table:table-cell>
          <table:table-cell table:style-name="Table2.A2" office:value-type="string">
            <text:p text:style-name="P26">userId</text:p>
          </table:table-cell>
          <table:table-cell table:style-name="Table2.B2" office:value-type="string">
            <text:p text:style-name="P26">The ID of the user.</text:p>
          </table:table-cell>
        </table:table-row>
        <table:table-row>
          <table:covered-table-cell/>
          <table:table-cell table:style-name="Table2.A2" office:value-type="string">
            <text:p text:style-name="P26">AUTH_TOKEN (request header)</text:p>
          </table:table-cell>
          <table:table-cell table:style-name="Table2.B2" office:value-type="string">
            <text:p text:style-name="P26">The access token request header associated with the user. </text:p>
          </table:table-cell>
        </table:table-row>
        <table:table-row>
          <table:table-cell table:style-name="Table2.A2" office:value-type="string">
            <text:p text:style-name="P26">OUTPUT</text:p>
          </table:table-cell>
          <table:table-cell table:style-name="Table2.B2" table:number-columns-spanned="2" office:value-type="string">
            <text:p text:style-name="P26">Basic user information.</text:p>
          </table:table-cell>
          <table:covered-table-cell/>
        </table:table-row>
      </table:table>
      <text:p text:style-name="P1"><text:soft-page-break/><text:tab/></text:p>
      <text:p text:style-name="Text_20_body"><text:span text:style-name="T2">Example</text:span><text:span text:style-name="T1">: </text:span><text:span text:style-name="T1">the following is the possible </text:span><text:span text:style-name="T1">user</text:span><text:span text:style-name="T1"> request</text:span><text:span text:style-name="T1">:</text:span></text:p>
      <text:p text:style-name="P23"/>
      <text:p text:style-name="P20"><text:span text:style-name="T12">GET</text:span><text:span text:style-name="T12"> </text:span><text:span text:style-name="T12">/</text:span><text:span text:style-name="T14">acService/</text:span><text:span text:style-name="T15">users</text:span><text:span text:style-name="T15">/</text:span><text:span text:style-name="T15">me</text:span></text:p>
      <text:p text:style-name="P18">Host: https://vas-dev.smartcampuslab.it </text:p>
      <text:p text:style-name="P18">Headers: AUTH_TOKEN=123testtoken123</text:p>
      <text:p text:style-name="P18">Accept: application/json</text:p>
      <text:p text:style-name="Standard"><text:span text:style-name="T1">The </text:span><text:span text:style-name="T1">result</text:span><text:span text:style-name="T1">ing response will look as follows: </text:span></text:p>
      <text:p text:style-name="P23"/>
      <text:p text:style-name="P19">{</text:p>
      <text:p text:style-name="P21"><text:span text:style-name="T12"><text:s text:c="2"/>“</text:span><text:span text:style-name="T12">i</text:span><text:span text:style-name="T12">d” : “1”,</text:span></text:p>
      <text:p text:style-name="P19"><text:s text:c="2"/>“socialId” : 123,</text:p>
      <text:p text:style-name="P21"><text:span text:style-name="T12"><text:s text:c="2"/>“</text:span><text:span text:style-name="T12">authT</text:span><text:span text:style-name="T12">oken” : “123testtoken123”</text:span></text:p>
      <text:p text:style-name="P21"><text:span text:style-name="T12"><text:s text:c="2"/>“exp</text:span><text:span text:style-name="T12">Time</text:span><text:span text:style-name="T12">” : 123456789012 </text:span></text:p>
      <text:p text:style-name="P21"><text:span text:style-name="T12"><text:s text:c="2"/>“</text:span><text:span text:style-name="T12">a</text:span><text:span text:style-name="T12">ttributes”: [</text:span></text:p>
      <text:p text:style-name="P19"><text:s text:c="4"/>{</text:p>
      <text:p text:style-name="P19"><text:s text:c="6"/>“key” : “mailAll”,</text:p>
      <text:p text:style-name="P19"><text:s text:c="6"/>“value” : “mario.rossi@studenti.unitn.it”, </text:p>
      <text:p text:style-name="P19"><text:s text:c="6"/>“authority” : {</text:p>
      <text:p text:style-name="P19"><text:s text:c="9"/>“name” : “unitn”,</text:p>
      <text:p text:style-name="P19"><text:s text:c="9"/>“redirectUrl” : “unitn”</text:p>
      <text:p text:style-name="P19"><text:s text:c="6"/>}</text:p>
      <text:p text:style-name="P19"><text:s text:c="4"/>},</text:p>
      <text:p text:style-name="P7"><text:s text:c="4"/>{</text:p>
      <text:p text:style-name="P21"><text:span text:style-name="T12"><text:s text:c="6"/>“key” : “</text:span><text:span text:style-name="T12">name</text:span><text:span text:style-name="T12">”,</text:span></text:p>
      <text:p text:style-name="P21"><text:span text:style-name="T12"><text:s text:c="6"/>“value” : “</text:span><text:span text:style-name="T12">Mario</text:span><text:span text:style-name="T12">”, </text:span></text:p>
      <text:p text:style-name="P19"><text:s text:c="6"/>“authority” : {</text:p>
      <text:p text:style-name="P19"><text:s text:c="9"/>“name” : “unitn”,</text:p>
      <text:p text:style-name="P19"><text:s text:c="9"/>“redirectUrl” : “unitn”</text:p>
      <text:p text:style-name="P19"><text:s text:c="6"/>}</text:p>
      <text:p text:style-name="P19"><text:s text:c="4"/>}</text:p>
      <text:p text:style-name="P19"><text:s text:c="2"/>]</text:p>
      <text:p text:style-name="P19">}</text:p>
      <text:p text:style-name="P1"/>
      <text:p text:style-name="Standard"><text:span text:style-name="T2">3.2.2.<text:tab/>Checking</text:span><text:span text:style-name="T2"> the user </text:span><text:span text:style-name="T2">validity</text:span>.</text:p>
      <text:p text:style-name="P4"/>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8">&lt;BASE_URL&gt;/acService/<text:span text:style-name="T10">users</text:span><text:span text:style-name="T10">/</text:span><text:span text:style-name="T10">me/</text:span><text:span text:style-name="T10">validity</text:span></text:p>
            <text:p text:style-name="P28"><text:span text:style-name="T10">&lt;BASE_URL&gt;/acService/users</text:span><text:span text:style-name="T10">/</text:span><text:span text:style-name="T10">&lt;userId&gt;/</text:span><text:span text:style-name="T10">validity</text:span></text:p>
          </table:table-cell>
          <table:covered-table-cell/>
          <table:covered-table-cell/>
        </table:table-row>
        <table:table-row>
          <table:table-cell table:style-name="Table1.A2" office:value-type="string">
            <text:p text:style-name="P26">Description</text:p>
          </table:table-cell>
          <table:table-cell table:style-name="Table1.B2" table:number-columns-spanned="2" office:value-type="string">
            <text:p text:style-name="P26">Check whether the user is valid: the user exists and the token has not expired.</text:p>
          </table:table-cell>
          <table:covered-table-cell/>
        </table:table-row>
        <table:table-row>
          <table:table-cell table:style-name="Table1.A2" office:value-type="string">
            <text:p text:style-name="P26">METHOD</text:p>
          </table:table-cell>
          <table:table-cell table:style-name="Table1.B2" table:number-columns-spanned="2" office:value-type="string">
            <text:p text:style-name="P27">GET</text:p>
          </table:table-cell>
          <table:covered-table-cell/>
        </table:table-row>
        <table:table-row>
          <table:table-cell table:style-name="Table1.A2" table:number-rows-spanned="2" office:value-type="string">
            <text:p text:style-name="P26">INPUT</text:p>
          </table:table-cell>
          <table:table-cell table:style-name="Table1.A2" office:value-type="string">
            <text:p text:style-name="P26">userId</text:p>
          </table:table-cell>
          <table:table-cell table:style-name="Table1.B2" office:value-type="string">
            <text:p text:style-name="P26">The ID of the user.</text:p>
          </table:table-cell>
        </table:table-row>
        <table:table-row>
          <table:covered-table-cell/>
          <table:table-cell table:style-name="Table1.A2" office:value-type="string">
            <text:p text:style-name="P26">AUTH_TOKEN (request header)</text:p>
          </table:table-cell>
          <table:table-cell table:style-name="Table1.B2" office:value-type="string">
            <text:p text:style-name="P26">The access token request header associated with the user. </text:p>
          </table:table-cell>
        </table:table-row>
        <table:table-row>
          <table:table-cell table:style-name="Table1.A2" office:value-type="string">
            <text:p text:style-name="P26">OUTPUT</text:p>
          </table:table-cell>
          <table:table-cell table:style-name="Table1.B2" table:number-columns-spanned="2" office:value-type="string">
            <text:p text:style-name="P26">True or false.</text:p>
          </table:table-cell>
          <table:covered-table-cell/>
        </table:table-row>
      </table:table>
      <text:p text:style-name="P1"><text:tab/></text:p>
      <text:p text:style-name="Text_20_body"><text:span text:style-name="T2">Example</text:span><text:span text:style-name="T1">: </text:span><text:span text:style-name="T1">the following is the possible </text:span><text:span text:style-name="T1">user</text:span><text:span text:style-name="T1"> request</text:span><text:span text:style-name="T1">:</text:span></text:p>
      <text:p text:style-name="P23"/>
      <text:p text:style-name="P20"><text:span text:style-name="T12">GET</text:span><text:span text:style-name="T12"> </text:span><text:span text:style-name="T12">/</text:span><text:span text:style-name="T14">acService/</text:span><text:span text:style-name="T15">users</text:span><text:span text:style-name="T15">/</text:span><text:span text:style-name="T15">me/</text:span><text:span text:style-name="T15">validity</text:span></text:p>
      <text:p text:style-name="P18">Host: https://vas-dev.smartcampuslab.it </text:p>
      <text:p text:style-name="P18">Headers: AUTH_TOKEN=123testtoken123</text:p>
      <text:p text:style-name="P18">Accept: application/json</text:p>
      <text:p text:style-name="Standard"><text:span text:style-name="T1">The </text:span><text:span text:style-name="T1">result</text:span><text:span text:style-name="T1">ing response will look as follows: </text:span></text:p>
      <text:p text:style-name="P23"/>
      <text:p text:style-name="P18"><text:soft-page-break/>true</text:p>
      <text:p text:style-name="P1"/>
      <text:p text:style-name="Standard"><text:span text:style-name="T2">3.2.</text:span><text:span text:style-name="T2">3</text:span><text:span text:style-name="T2">.<text:tab/>Checking</text:span><text:span text:style-name="T2"> </text:span><text:span text:style-name="T2">whether </text:span><text:span text:style-name="T2">the user</text:span><text:span text:style-name="T2">'s account is anonymous</text:span>.</text:p>
      <text:p text:style-name="P4"/>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8">&lt;BASE_URL&gt;/acService/<text:span text:style-name="T10">users</text:span><text:span text:style-name="T10">/</text:span><text:span text:style-name="T10">me/</text:span><text:span text:style-name="T10">anonymous</text:span></text:p>
            <text:p text:style-name="P28"><text:span text:style-name="T10">&lt;BASE_URL&gt;/acService/users</text:span><text:span text:style-name="T10">/</text:span><text:span text:style-name="T10">&lt;userId&gt;/</text:span><text:span text:style-name="T10">anonymous</text:span></text:p>
          </table:table-cell>
          <table:covered-table-cell/>
          <table:covered-table-cell/>
        </table:table-row>
        <table:table-row>
          <table:table-cell table:style-name="Table3.A2" office:value-type="string">
            <text:p text:style-name="P26">Description</text:p>
          </table:table-cell>
          <table:table-cell table:style-name="Table3.B2" table:number-columns-spanned="2" office:value-type="string">
            <text:p text:style-name="P26">Check whether the user has only the anonymous account (may be necessary to restrict the access to application resources).</text:p>
          </table:table-cell>
          <table:covered-table-cell/>
        </table:table-row>
        <table:table-row>
          <table:table-cell table:style-name="Table3.A2" office:value-type="string">
            <text:p text:style-name="P26">METHOD</text:p>
          </table:table-cell>
          <table:table-cell table:style-name="Table3.B2" table:number-columns-spanned="2" office:value-type="string">
            <text:p text:style-name="P27">GET</text:p>
          </table:table-cell>
          <table:covered-table-cell/>
        </table:table-row>
        <table:table-row>
          <table:table-cell table:style-name="Table3.A2" table:number-rows-spanned="2" office:value-type="string">
            <text:p text:style-name="P26">INPUT</text:p>
          </table:table-cell>
          <table:table-cell table:style-name="Table3.A2" office:value-type="string">
            <text:p text:style-name="P26">userId</text:p>
          </table:table-cell>
          <table:table-cell table:style-name="Table3.B2" office:value-type="string">
            <text:p text:style-name="P26">The ID of the user.</text:p>
          </table:table-cell>
        </table:table-row>
        <table:table-row>
          <table:covered-table-cell/>
          <table:table-cell table:style-name="Table3.A2" office:value-type="string">
            <text:p text:style-name="P26">AUTH_TOKEN (request header)</text:p>
          </table:table-cell>
          <table:table-cell table:style-name="Table3.B2" office:value-type="string">
            <text:p text:style-name="P26">The access token request header associated with the user. </text:p>
          </table:table-cell>
        </table:table-row>
        <table:table-row>
          <table:table-cell table:style-name="Table3.A2" office:value-type="string">
            <text:p text:style-name="P26">OUTPUT</text:p>
          </table:table-cell>
          <table:table-cell table:style-name="Table3.B2" table:number-columns-spanned="2" office:value-type="string">
            <text:p text:style-name="P26">True or false.</text:p>
          </table:table-cell>
          <table:covered-table-cell/>
        </table:table-row>
      </table:table>
      <text:p text:style-name="P1"><text:tab/></text:p>
      <text:p text:style-name="Text_20_body"><text:span text:style-name="T2">Example</text:span><text:span text:style-name="T1">: </text:span><text:span text:style-name="T1">the following is the possible </text:span><text:span text:style-name="T1">user</text:span><text:span text:style-name="T1"> request</text:span><text:span text:style-name="T1">:</text:span></text:p>
      <text:p text:style-name="P23"/>
      <text:p text:style-name="P20"><text:span text:style-name="T12">GET</text:span><text:span text:style-name="T12"> </text:span><text:span text:style-name="T12">/</text:span><text:span text:style-name="T14">acService/</text:span><text:span text:style-name="T15">users</text:span><text:span text:style-name="T15">/</text:span><text:span text:style-name="T15">me/</text:span><text:span text:style-name="T15">anonymous</text:span></text:p>
      <text:p text:style-name="P18">Host: https://vas-dev.smartcampuslab.it </text:p>
      <text:p text:style-name="P18">Headers: AUTH_TOKEN=123testtoken123</text:p>
      <text:p text:style-name="P18">Accept: application/json</text:p>
      <text:p text:style-name="Standard"><text:span text:style-name="T1">The </text:span><text:span text:style-name="T1">result</text:span><text:span text:style-name="T1">ing response will look as follows: </text:span></text:p>
      <text:p text:style-name="P23"/>
      <text:p text:style-name="P18">false</text:p>
      <text:p text:style-name="P1"/>
      <text:p text:style-name="Text_20_body"><text:span text:style-name="T2">3.</text:span><text:span text:style-name="T2">2</text:span><text:span text:style-name="T2">.</text:span><text:span text:style-name="T2">4</text:span><text:span text:style-name="T2">.<text:tab/></text:span><text:span text:style-name="T2">Reading the user </text:span><text:span text:style-name="T2">attributes</text:span>.</text:p>
      <text:p text:style-name="P4"/>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8">&lt;BASE_URL&gt;/acService/<text:span text:style-name="T10">users</text:span><text:span text:style-name="T10">/</text:span><text:span text:style-name="T10">me/</text:span><text:span text:style-name="T10">attributes</text:span></text:p>
            <text:p text:style-name="P28"><text:span text:style-name="T10">&lt;BASE_URL&gt;/acService/users</text:span><text:span text:style-name="T10">/</text:span><text:span text:style-name="T10">&lt;userId&gt;/</text:span><text:span text:style-name="T10">attributes</text:span></text:p>
            <text:p text:style-name="P27"/>
            <text:p text:style-name="P28">&lt;BASE_URL&gt;/acService/<text:span text:style-name="T10">users</text:span><text:span text:style-name="T10">/</text:span><text:span text:style-name="T10">me/</text:span><text:span text:style-name="T10">attributes/authorities/&lt;authority&gt;</text:span></text:p>
            <text:p text:style-name="P28"><text:span text:style-name="T10">&lt;BASE_URL&gt;/acService/users</text:span><text:span text:style-name="T10">/</text:span><text:span text:style-name="T10">&lt;userId&gt;/</text:span><text:span text:style-name="T10">attributes/authorities/&lt;authority&gt;</text:span></text:p>
            <text:p text:style-name="P27"/>
            <text:p text:style-name="P28">&lt;BASE_URL&gt;/acService/<text:span text:style-name="T10">users</text:span><text:span text:style-name="T10">/</text:span><text:span text:style-name="T10">me/</text:span><text:span text:style-name="T10">attributes/authorities/&lt;authority&gt;/keys/&lt;key&gt;</text:span></text:p>
            <text:p text:style-name="P28"><text:span text:style-name="T10">&lt;BASE_URL&gt;/acService/users</text:span><text:span text:style-name="T10">/</text:span><text:span text:style-name="T10">&lt;userId&gt;/</text:span><text:span text:style-name="T10">attributes/authorities/&lt;authority&gt;/keys/&lt;key&gt;</text:span></text:p>
          </table:table-cell>
          <table:covered-table-cell/>
          <table:covered-table-cell/>
        </table:table-row>
        <table:table-row>
          <table:table-cell table:style-name="Table4.A2" office:value-type="string">
            <text:p text:style-name="P26">Description</text:p>
          </table:table-cell>
          <table:table-cell table:style-name="Table4.B2" table:number-columns-spanned="2" office:value-type="string">
            <text:p text:style-name="P26">Retrieve the specific user attribute information. Based on the format, may request all attributes, the attributes of the specific authority, or attributes with the specific name.</text:p>
          </table:table-cell>
          <table:covered-table-cell/>
        </table:table-row>
        <table:table-row>
          <table:table-cell table:style-name="Table4.A2" office:value-type="string">
            <text:p text:style-name="P26">METHOD</text:p>
          </table:table-cell>
          <table:table-cell table:style-name="Table4.B2" table:number-columns-spanned="2" office:value-type="string">
            <text:p text:style-name="P27">GET</text:p>
          </table:table-cell>
          <table:covered-table-cell/>
        </table:table-row>
        <table:table-row>
          <table:table-cell table:style-name="Table4.A2" table:number-rows-spanned="4" office:value-type="string">
            <text:p text:style-name="P26">INPUT</text:p>
          </table:table-cell>
          <table:table-cell table:style-name="Table4.A2" office:value-type="string">
            <text:p text:style-name="P26">userId</text:p>
          </table:table-cell>
          <table:table-cell table:style-name="Table4.B2" office:value-type="string">
            <text:p text:style-name="P26">The ID of the user.</text:p>
          </table:table-cell>
        </table:table-row>
        <table:table-row>
          <table:covered-table-cell/>
          <table:table-cell table:style-name="Table4.A2" office:value-type="string">
            <text:p text:style-name="P26">authority</text:p>
          </table:table-cell>
          <table:table-cell table:style-name="Table4.B2" office:value-type="string">
            <text:p text:style-name="P26">The name of the identity provider for the attributes (e.g., unitn).</text:p>
          </table:table-cell>
        </table:table-row>
        <table:table-row>
          <table:covered-table-cell/>
          <table:table-cell table:style-name="Table4.A2" office:value-type="string">
            <text:p text:style-name="P26">key</text:p>
          </table:table-cell>
          <table:table-cell table:style-name="Table4.B2" office:value-type="string">
            <text:p text:style-name="P26">The specific attribute name to search.</text:p>
          </table:table-cell>
        </table:table-row>
        <table:table-row>
          <table:covered-table-cell/>
          <table:table-cell table:style-name="Table4.A2" office:value-type="string">
            <text:p text:style-name="P26">AUTH_TOKEN (request header)</text:p>
          </table:table-cell>
          <table:table-cell table:style-name="Table4.B2" office:value-type="string">
            <text:p text:style-name="P26">The access token request header associated with the user. </text:p>
          </table:table-cell>
        </table:table-row>
        <text:soft-page-break/>
        <table:table-row>
          <table:table-cell table:style-name="Table4.A2" office:value-type="string">
            <text:p text:style-name="P26">OUTPUT</text:p>
          </table:table-cell>
          <table:table-cell table:style-name="Table4.B2" table:number-columns-spanned="2" office:value-type="string">
            <text:p text:style-name="P26">Attribute information.</text:p>
          </table:table-cell>
          <table:covered-table-cell/>
        </table:table-row>
      </table:table>
      <text:p text:style-name="P1"><text:tab/></text:p>
      <text:p text:style-name="Text_20_body"><text:span text:style-name="T2">Example</text:span><text:span text:style-name="T1">: </text:span><text:span text:style-name="T1">the following is the possible </text:span><text:span text:style-name="T1">user</text:span><text:span text:style-name="T1"> request</text:span><text:span text:style-name="T1">:</text:span></text:p>
      <text:p text:style-name="P23"/>
      <text:p text:style-name="P20"><text:span text:style-name="T12">GET</text:span><text:span text:style-name="T12"> </text:span><text:span text:style-name="T12">/</text:span><text:span text:style-name="T14">acService/</text:span><text:span text:style-name="T15">users</text:span><text:span text:style-name="T15">/</text:span><text:span text:style-name="T15">me/</text:span><text:span text:style-name="T15">attributes/</text:span><text:span text:style-name="T15">authorities/unitn</text:span></text:p>
      <text:p text:style-name="P18">Host: https://vas-dev.smartcampuslab.it </text:p>
      <text:p text:style-name="P18">Headers: AUTH_TOKEN=123testtoken123</text:p>
      <text:p text:style-name="P18">Accept: application/json</text:p>
      <text:p text:style-name="Standard"><text:span text:style-name="T1">The </text:span><text:span text:style-name="T1">result</text:span><text:span text:style-name="T1">ing response will look as follows: </text:span></text:p>
      <text:p text:style-name="P23"/>
      <text:p text:style-name="P19">{</text:p>
      <text:p text:style-name="P19"><text:s text:c="2"/>“Attribute” : </text:p>
      <text:p text:style-name="P19"><text:s text:c="2"/>[</text:p>
      <text:p text:style-name="P19"><text:s text:c="4"/>{</text:p>
      <text:p text:style-name="P19"><text:s text:c="6"/>“key” : “mailAll”,</text:p>
      <text:p text:style-name="P19"><text:s text:c="6"/>“value” : “mario.rossi@studenti.unitn.it”, </text:p>
      <text:p text:style-name="P19"><text:s text:c="6"/>“authority” : {</text:p>
      <text:p text:style-name="P19"><text:s text:c="9"/>“name” : “unitn”,</text:p>
      <text:p text:style-name="P19"><text:s text:c="9"/>“redirectUrl” : “unitn”</text:p>
      <text:p text:style-name="P19"><text:s text:c="6"/>}</text:p>
      <text:p text:style-name="P19"><text:s text:c="4"/>},</text:p>
      <text:p text:style-name="P7"><text:s text:c="4"/>{</text:p>
      <text:p text:style-name="P21"><text:span text:style-name="T12"><text:s text:c="6"/>“key” : “</text:span><text:span text:style-name="T12">name</text:span><text:span text:style-name="T12">”,</text:span></text:p>
      <text:p text:style-name="P21"><text:span text:style-name="T12"><text:s text:c="6"/>“value” : “</text:span><text:span text:style-name="T12">Mario</text:span><text:span text:style-name="T12">”, </text:span></text:p>
      <text:p text:style-name="P19"><text:s text:c="6"/>“authority” : {</text:p>
      <text:p text:style-name="P19"><text:s text:c="9"/>“name” : “unitn”,</text:p>
      <text:p text:style-name="P19"><text:s text:c="9"/>“redirectUrl” : “unitn”</text:p>
      <text:p text:style-name="P19"><text:s text:c="6"/>}</text:p>
      <text:p text:style-name="P19"><text:s text:c="4"/>}</text:p>
      <text:p text:style-name="P19"><text:s text:c="2"/>]</text:p>
      <text:p text:style-name="P19">}</text:p>
      <text:p text:style-name="P6"/>
      <text:p text:style-name="Standard"><text:span text:style-name="T2">3.2.</text:span><text:span text:style-name="T2">5</text:span><text:span text:style-name="T2">.<text:tab/>Checking</text:span><text:span text:style-name="T2"> </text:span><text:span text:style-name="T2">the possibility to read a resource</text:span>.</text:p>
      <text:p text:style-name="P4"/>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8"><text:span text:style-name="T10">&lt;BASE_URL&gt;/acService/</text:span><text:span text:style-name="T10">resources</text:span><text:span text:style-name="T10">/</text:span><text:span text:style-name="T10">&lt;resourceId&gt;/access</text:span></text:p>
            <text:p text:style-name="P28">&lt;BASE_URL&gt;/acService/<text:span text:style-name="T10">users</text:span><text:span text:style-name="T10">/</text:span><text:span text:style-name="T10">&lt;userId&gt;</text:span><text:span text:style-name="T10">/</text:span><text:span text:style-name="T10">access/&lt;resourceId&gt;</text:span></text:p>
          </table:table-cell>
          <table:covered-table-cell/>
          <table:covered-table-cell/>
        </table:table-row>
        <table:table-row>
          <table:table-cell table:style-name="Table5.A2" office:value-type="string">
            <text:p text:style-name="P26">Description</text:p>
          </table:table-cell>
          <table:table-cell table:style-name="Table5.B2" table:number-columns-spanned="2" office:value-type="string">
            <text:p text:style-name="P26">Check whether the user has read access to the specified resource (an ID of the entity created with the Social service). The first version checks the access of the specified resource for the current user (implicitly represented with the access token). The second one relies on explicit user ID.</text:p>
          </table:table-cell>
          <table:covered-table-cell/>
        </table:table-row>
        <table:table-row>
          <table:table-cell table:style-name="Table5.A2" office:value-type="string">
            <text:p text:style-name="P26">METHOD</text:p>
          </table:table-cell>
          <table:table-cell table:style-name="Table5.B2" table:number-columns-spanned="2" office:value-type="string">
            <text:p text:style-name="P27">GET</text:p>
          </table:table-cell>
          <table:covered-table-cell/>
        </table:table-row>
        <table:table-row>
          <table:table-cell table:style-name="Table5.A2" table:number-rows-spanned="3" office:value-type="string">
            <text:p text:style-name="P26">INPUT</text:p>
          </table:table-cell>
          <table:table-cell table:style-name="Table5.A2" office:value-type="string">
            <text:p text:style-name="P26">userId</text:p>
          </table:table-cell>
          <table:table-cell table:style-name="Table5.B2" office:value-type="string">
            <text:p text:style-name="P26">The ID of the user.</text:p>
          </table:table-cell>
        </table:table-row>
        <table:table-row>
          <table:covered-table-cell/>
          <table:table-cell table:style-name="Table5.A2" office:value-type="string">
            <text:p text:style-name="P26">ResourceId</text:p>
          </table:table-cell>
          <table:table-cell table:style-name="Table5.B2" office:value-type="string">
            <text:p text:style-name="P26">The ID of the resource to access. Corresponds to the ID of the entity created using the Social service.</text:p>
          </table:table-cell>
        </table:table-row>
        <table:table-row>
          <table:covered-table-cell/>
          <table:table-cell table:style-name="Table5.A2" office:value-type="string">
            <text:p text:style-name="P26">AUTH_TOKEN (request header)</text:p>
          </table:table-cell>
          <table:table-cell table:style-name="Table5.B2" office:value-type="string">
            <text:p text:style-name="P26">The access token request header associated with the user. </text:p>
          </table:table-cell>
        </table:table-row>
        <table:table-row>
          <table:table-cell table:style-name="Table5.A2" office:value-type="string">
            <text:p text:style-name="P26">OUTPUT</text:p>
          </table:table-cell>
          <table:table-cell table:style-name="Table5.B2" table:number-columns-spanned="2" office:value-type="string">
            <text:p text:style-name="P26">True or false.</text:p>
          </table:table-cell>
          <table:covered-table-cell/>
        </table:table-row>
      </table:table>
      <text:p text:style-name="P1"><text:tab/></text:p>
      <text:p text:style-name="Text_20_body"><text:span text:style-name="T2">Example</text:span><text:span text:style-name="T1">: </text:span><text:span text:style-name="T1">the following is the possible </text:span><text:span text:style-name="T1">user</text:span><text:span text:style-name="T1"> request</text:span><text:span text:style-name="T1">:</text:span></text:p>
      <text:p text:style-name="P23"/>
      <text:p text:style-name="P20"><text:span text:style-name="T12">GET</text:span><text:span text:style-name="T12"> </text:span><text:span text:style-name="T12">/</text:span><text:span text:style-name="T14">acService/</text:span><text:span text:style-name="T15">resources</text:span><text:span text:style-name="T15">/</text:span><text:span text:style-name="T15">123</text:span><text:span text:style-name="T15">/</text:span><text:span text:style-name="T15">access</text:span></text:p>
      <text:p text:style-name="P18"><text:soft-page-break/>Host: https://vas-dev.smartcampuslab.it </text:p>
      <text:p text:style-name="P18">Headers: AUTH_TOKEN=123testtoken123</text:p>
      <text:p text:style-name="P18">Accept: application/json</text:p>
      <text:p text:style-name="Standard"><text:span text:style-name="T1">The </text:span><text:span text:style-name="T1">result</text:span><text:span text:style-name="T1">ing response will look as follows: </text:span></text:p>
      <text:p text:style-name="P23"/>
      <text:p text:style-name="P18">false</text:p>
      <text:h text:style-name="P39" text:outline-level="2">4.<text:tab/>Java Client Library </text:h>
      <text:p text:style-name="Text_20_body"><text:span text:style-name="T1">The AC Service client library provides the following two features: the access to the service API methods and the </text:span><text:a xlink:type="simple" xlink:href="http://www.springsource.org/spring-security">Spring security</text:a><text:span text:style-name="T1"> extensions to enable the security filtering based on the presence of the AUTH_TOKEN request header.</text:span></text:p>
      <text:p text:style-name="Text_20_body"><text:span text:style-name="T1">To enable the use of the client library </text:span><text:span text:style-name="T2">ac-service-provider-filter-1.1.jar</text:span><text:span text:style-name="T1"> it is necessary to include it (and the </text:span><text:span text:style-name="T2">ac-service-provider-api-1.1.jar</text:span><text:span text:style-name="T6"> library</text:span><text:span text:style-name="T1">) in your Java Web project dependencies. The library is included in the SmartCampus </text:span><text:span text:style-name="T5">Java SDK. The examples of its usage is available in webapp template included in the <text:s/>SmartCampus Java SDK. </text:span></text:p>
      <text:h text:style-name="P22" text:outline-level="3">4.1.<text:tab/>Service API Access</text:h>
      <text:p text:style-name="Text_20_body"><text:span text:style-name="T1">To access the AC service remote API it is necessary to instantiate the </text:span><text:span text:style-name="T4">AcClient</text:span><text:span text:style-name="T1"> class and associate the endpoint URL for the service:</text:span></text:p>
      <text:p text:style-name="P23"/>
      <text:p text:style-name="P9"><text:span text:style-name="T19">AcClient </text:span><text:span text:style-name="T17">client</text:span><text:span text:style-name="T19"> = </text:span><text:span text:style-name="T21">new</text:span><text:span text:style-name="T19"> AcClient();</text:span></text:p>
      <text:p text:style-name="P17"><text:span text:style-name="T27">client</text:span><text:span text:style-name="T31">.setEndpointUrl(</text:span><text:span text:style-name="T38">"https://vas-dev.smartcampuslab.it/acService</text:span><text:span text:style-name="T38">"</text:span><text:span text:style-name="T31">);</text:span></text:p>
      <text:p text:style-name="P2">When the client is instantiated, it is possible to call the service methods:</text:p>
      <text:p text:style-name="P23"/>
      <text:p text:style-name="P8">// Read the user data</text:p>
      <text:p text:style-name="P11"><text:span text:style-name="T18">User user = </text:span><text:span text:style-name="T16">client</text:span><text:span text:style-name="T18">.getUserByToken(</text:span><text:span text:style-name="T23">"sometoken"</text:span><text:span text:style-name="T18">);</text:span></text:p>
      <text:p text:style-name="P8">// check whether the user is valid </text:p>
      <text:p text:style-name="P13"><text:span text:style-name="T22">boolean</text:span><text:span text:style-name="T18"> isValid = </text:span><text:span text:style-name="T16">client</text:span><text:span text:style-name="T18">.isValidUser(</text:span><text:span text:style-name="T23">"sometoken"</text:span><text:span text:style-name="T18">);</text:span></text:p>
      <text:p text:style-name="P8">// check whether the user can access the specific resource</text:p>
      <text:p text:style-name="P11"><text:span text:style-name="T22">boolean</text:span><text:span text:style-name="T18"> isValid = </text:span><text:span text:style-name="T16">client</text:span><text:span text:style-name="T18">.canReadResource(</text:span><text:span text:style-name="T23">"sometoken"</text:span><text:span text:style-name="T18">,</text:span><text:span text:style-name="T23">"1"</text:span><text:span text:style-name="T18">);</text:span></text:p>
      <text:p text:style-name="P8">// read the user attributes</text:p>
      <text:p text:style-name="P9"><text:span text:style-name="T20">List&lt;Attribute&gt; userAttrs</text:span><text:span text:style-name="T19"> = </text:span><text:span text:style-name="T17">client</text:span><text:span text:style-name="T19">.getUserAttributes(</text:span><text:span text:style-name="T24">"sometoken"</text:span><text:span text:style-name="T19">,</text:span><text:span text:style-name="T24">"authority"</text:span><text:span text:style-name="T19">,</text:span><text:span text:style-name="T24">"key"</text:span><text:span text:style-name="T19">);</text:span></text:p>
      <text:p text:style-name="P9"><text:span text:style-name="T20">List&lt;Attribute&gt; userAttrs</text:span><text:span text:style-name="T19"> = </text:span><text:span text:style-name="T17">client</text:span><text:span text:style-name="T19">.getUserAttributes(</text:span><text:span text:style-name="T24">"sometoken"</text:span><text:span text:style-name="T19">,</text:span><text:span text:style-name="T24">"authority"</text:span><text:span text:style-name="T19">, </text:span><text:span text:style-name="T21">null</text:span><text:span text:style-name="T19">);</text:span></text:p>
      <text:p text:style-name="P9"><text:span text:style-name="T20">List&lt;Attribute&gt; userAttrs</text:span><text:span text:style-name="T19"> = </text:span><text:span text:style-name="T17">client</text:span><text:span text:style-name="T19">.getUserAttributes(</text:span><text:span text:style-name="T24">"sometoken"</text:span><text:span text:style-name="T19">, </text:span><text:span text:style-name="T21">null</text:span><text:span text:style-name="T19">, </text:span><text:span text:style-name="T21">null</text:span><text:span text:style-name="T19">);</text:span></text:p>
      <text:h text:style-name="P22" text:outline-level="3">4.2.<text:tab/>Spring Security Extension </text:h>
      <text:p text:style-name="P2">To use the library for pre-filtering the Spring-based Java web app requests based on the presence/validity of the AUTH_TOKEN request parameter, it is necessary to integrate the provided beans in the Web app configuration. Specifically, the following steps should be performed:</text:p>
      <text:list xml:id="list3909482046174066620" text:style-name="L6">
        <text:list-item>
          <text:p text:style-name="P32">Define a new request filter in web.xml and define the corresponding spring configuration as the context param (filterContext.xml below). Here, for example, all the requests (path /*) are <text:s/>controlled by the filter:</text:p>
        </text:list-item>
      </text:list>
      <text:p text:style-name="P12"><text:span text:style-name="T25">&lt;</text:span><text:span text:style-name="T26">context-param</text:span><text:span text:style-name="T25">&gt;</text:span></text:p>
      <text:p text:style-name="P12"><text:soft-page-break/><text:span text:style-name="T18"><text:s text:c="2"/></text:span><text:span text:style-name="T40">&lt;</text:span><text:span text:style-name="T45">param-name</text:span><text:span text:style-name="T40">&gt;</text:span><text:span text:style-name="T28">contextConfigLocation</text:span><text:span text:style-name="T40">&lt;/</text:span><text:span text:style-name="T45">param-name</text:span><text:span text:style-name="T40">&gt;</text:span></text:p>
      <text:p text:style-name="P12"><text:span text:style-name="T28"><text:s text:c="2"/></text:span><text:span text:style-name="T40">&lt;</text:span><text:span text:style-name="T45">param-value</text:span><text:span text:style-name="T40">&gt;</text:span><text:span text:style-name="T28">/WEB-INF/spring/filterContext.xml</text:span><text:span text:style-name="T40">&lt;/</text:span><text:span text:style-name="T45">param-value</text:span><text:span text:style-name="T40">&gt;</text:span></text:p>
      <text:p text:style-name="P12"><text:span text:style-name="T40">&lt;/</text:span><text:span text:style-name="T45">context-param</text:span><text:span text:style-name="T40">&gt;</text:span></text:p>
      <text:p text:style-name="P12"><text:span text:style-name="T40">&lt;</text:span><text:span text:style-name="T45">filter</text:span><text:span text:style-name="T40">&gt;</text:span></text:p>
      <text:p text:style-name="P12"><text:span text:style-name="T28"><text:s text:c="2"/></text:span><text:span text:style-name="T40">&lt;</text:span><text:span text:style-name="T45">filter-name</text:span><text:span text:style-name="T40">&gt;</text:span><text:span text:style-name="T28">springSecurityFilterChain</text:span><text:span text:style-name="T40">&lt;/</text:span><text:span text:style-name="T45">filter-name</text:span><text:span text:style-name="T40">&gt;</text:span></text:p>
      <text:p text:style-name="P12"><text:span text:style-name="T28"><text:s text:c="2"/></text:span><text:span text:style-name="T40">&lt;</text:span><text:span text:style-name="T45">filter-class</text:span><text:span text:style-name="T40">&gt;</text:span><text:span text:style-name="T28">org.springframework.web.filter.DelegatingFilterProxy</text:span><text:span text:style-name="T40">&lt;/</text:span><text:span text:style-name="T45">filter-class</text:span><text:span text:style-name="T40">&gt;</text:span></text:p>
      <text:p text:style-name="P12"><text:span text:style-name="T40">&lt;/</text:span><text:span text:style-name="T45">filter</text:span><text:span text:style-name="T40">&gt;</text:span></text:p>
      <text:p text:style-name="P12"><text:span text:style-name="T40">&lt;</text:span><text:span text:style-name="T45">filter-mapping</text:span><text:span text:style-name="T40">&gt;</text:span></text:p>
      <text:p text:style-name="P12"><text:span text:style-name="T28"><text:s text:c="2"/></text:span><text:span text:style-name="T40">&lt;</text:span><text:span text:style-name="T45">filter-name</text:span><text:span text:style-name="T40">&gt;</text:span><text:span text:style-name="T28">springSecurityFilterChain</text:span><text:span text:style-name="T40">&lt;/</text:span><text:span text:style-name="T45">filter-name</text:span><text:span text:style-name="T40">&gt;</text:span></text:p>
      <text:p text:style-name="P12"><text:span text:style-name="T28"><text:s text:c="2"/></text:span><text:span text:style-name="T40">&lt;</text:span><text:span text:style-name="T45">url-pattern</text:span><text:span text:style-name="T40">&gt;</text:span><text:span text:style-name="T28">/*</text:span><text:span text:style-name="T40">&lt;/</text:span><text:span text:style-name="T45">url-pattern</text:span><text:span text:style-name="T40">&gt;</text:span></text:p>
      <text:p text:style-name="P10"><text:span text:style-name="T42">&lt;/</text:span><text:span text:style-name="T47">filter-mapping</text:span><text:span text:style-name="T42">&gt;</text:span><text:span text:style-name="T29"><text:tab/> </text:span></text:p>
      <text:list xml:id="list5926630845202560934" text:style-name="L7">
        <text:list-item>
          <text:p text:style-name="P33">Declare in the filter the necessary bean references. <text:s/>In the following example the key element is the “http” configuration that defines pre-authentication filter that checks the AUTH_TOKEN request parameter and applies the filter to all the request (pattern “/**”):</text:p>
        </text:list-item>
      </text:list>
      <text:p text:style-name="P23"/>
      <text:p text:style-name="P10"><text:span text:style-name="T42">&lt;</text:span><text:span text:style-name="T47">sec:http</text:span><text:span text:style-name="T53"> </text:span><text:span text:style-name="T50">entry-point-ref</text:span><text:span text:style-name="T29">=</text:span><text:span text:style-name="T34">"forbEntryPoint"</text:span><text:span text:style-name="T53"> </text:span><text:span text:style-name="T50">use-expressions</text:span><text:span text:style-name="T29">=</text:span><text:span text:style-name="T34">"true"</text:span><text:span text:style-name="T53"> </text:span></text:p>
      <text:p text:style-name="P10"><text:span text:style-name="T50"><text:s text:c="5"/>create-session</text:span><text:span text:style-name="T29">=</text:span><text:span text:style-name="T34">"stateless"</text:span><text:span text:style-name="T42">&gt;</text:span></text:p>
      <text:p text:style-name="P10"><text:span text:style-name="T29"><text:s text:c="2"/></text:span><text:span text:style-name="T42">&lt;</text:span><text:span text:style-name="T47">sec:custom-filter</text:span><text:span text:style-name="T53"> </text:span><text:span text:style-name="T50">position</text:span><text:span text:style-name="T29">=</text:span><text:span text:style-name="T34">"PRE_AUTH_FILTER"</text:span><text:span text:style-name="T53"> </text:span><text:span text:style-name="T50">ref</text:span><text:span text:style-name="T29">=</text:span><text:span text:style-name="T34">"authTokenFilter"</text:span><text:span text:style-name="T53"> </text:span><text:span text:style-name="T42">/&gt;</text:span></text:p>
      <text:p text:style-name="P10"><text:span text:style-name="T42"><text:s/></text:span><text:span text:style-name="T29"><text:s/></text:span><text:span text:style-name="T44">&lt;</text:span><text:span text:style-name="T49">sec:intercept-url</text:span><text:span text:style-name="T8"> </text:span><text:span text:style-name="T52">pattern</text:span><text:span text:style-name="T32">=</text:span><text:span text:style-name="T35">"/**"</text:span><text:span text:style-name="T8"> </text:span><text:span text:style-name="T52">access</text:span><text:span text:style-name="T32">=</text:span><text:span text:style-name="T35">"isFullyAuthenticated()"</text:span><text:span text:style-name="T8"> </text:span><text:span text:style-name="T44">/&gt;</text:span></text:p>
      <text:p text:style-name="P10"><text:span text:style-name="T42">&lt;/</text:span><text:span text:style-name="T47">sec:http</text:span><text:span text:style-name="T42">&gt;</text:span></text:p>
      <text:p text:style-name="P10"><text:span text:style-name="T42">&lt;</text:span><text:span text:style-name="T47">bean</text:span><text:span text:style-name="T53"> </text:span><text:span text:style-name="T50">id</text:span><text:span text:style-name="T29">=</text:span><text:span text:style-name="T34">"forbEntryPoint"</text:span><text:span text:style-name="T53"> </text:span></text:p>
      <text:p text:style-name="P10"><text:span text:style-name="T50"><text:s text:c="2"/>class</text:span><text:span text:style-name="T29">=</text:span><text:span text:style-name="T34">"org.springframework.security.web.authentication.Http403ForbiddenEntryPoint"</text:span><text:span text:style-name="T42">&gt;</text:span></text:p>
      <text:p text:style-name="P10"><text:span text:style-name="T42">&lt;/</text:span><text:span text:style-name="T47">bean</text:span><text:span text:style-name="T42">&gt;</text:span></text:p>
      <text:p text:style-name="P16"/>
      <text:p text:style-name="P10"><text:span text:style-name="T42">&lt;</text:span><text:span text:style-name="T47">bean</text:span><text:span text:style-name="T53"> </text:span><text:span text:style-name="T50">id</text:span><text:span text:style-name="T29">=</text:span><text:span text:style-name="T34">"authTokenFilter"</text:span></text:p>
      <text:p text:style-name="P10"><text:span text:style-name="T34"><text:s text:c="2"/></text:span><text:span text:style-name="T50">class</text:span><text:span text:style-name="T29">=</text:span><text:span text:style-name="T34">"eu.trentorise.smartcampus.ac.provider.filters.AcProviderFilter"</text:span><text:span text:style-name="T42">&gt;</text:span></text:p>
      <text:p text:style-name="P10"><text:span text:style-name="T30"><text:s text:c="2"/></text:span><text:span text:style-name="T42">&lt;</text:span><text:span text:style-name="T47">property</text:span><text:span text:style-name="T53"> </text:span><text:span text:style-name="T50">name</text:span><text:span text:style-name="T29">=</text:span><text:span text:style-name="T34">"authenticationManager"</text:span><text:span text:style-name="T53"> </text:span><text:span text:style-name="T50">ref</text:span><text:span text:style-name="T29">=</text:span><text:span text:style-name="T34">"authenticationManager"</text:span><text:span text:style-name="T53"> </text:span><text:span text:style-name="T42">/&gt;</text:span></text:p>
      <text:p text:style-name="P10"><text:span text:style-name="T42">&lt;/</text:span><text:span text:style-name="T47">bean</text:span><text:span text:style-name="T42">&gt;</text:span></text:p>
      <text:p text:style-name="P16"/>
      <text:p text:style-name="P10"><text:span text:style-name="T42">&lt;</text:span><text:span text:style-name="T47">sec:authentication-manager</text:span><text:span text:style-name="T53"> </text:span><text:span text:style-name="T50">alias</text:span><text:span text:style-name="T29">=</text:span><text:span text:style-name="T34">"authenticationManager"</text:span><text:span text:style-name="T42">&gt;</text:span></text:p>
      <text:p text:style-name="P10"><text:span text:style-name="T29"><text:s text:c="2"/></text:span><text:span text:style-name="T42">&lt;</text:span><text:span text:style-name="T47">sec:authentication-provider</text:span><text:span text:style-name="T53"> </text:span><text:span text:style-name="T50">ref</text:span><text:span text:style-name="T29">=</text:span><text:span text:style-name="T34">"preauthAuthProvider"</text:span><text:span text:style-name="T53"> </text:span><text:span text:style-name="T42">/&gt;</text:span></text:p>
      <text:p text:style-name="P10"><text:span text:style-name="T42">&lt;/</text:span><text:span text:style-name="T47">sec:authentication-manager</text:span><text:span text:style-name="T42">&gt;</text:span></text:p>
      <text:p text:style-name="P16"/>
      <text:p text:style-name="P10"><text:span text:style-name="T42">&lt;</text:span><text:span text:style-name="T47">bean</text:span><text:span text:style-name="T53"> </text:span><text:span text:style-name="T50">id</text:span><text:span text:style-name="T29">=</text:span><text:span text:style-name="T34">"preauthAuthProvider"</text:span><text:span text:style-name="T53"> </text:span></text:p>
      <text:p text:style-name="P10"><text:span text:style-name="T50"><text:tab/>class</text:span><text:span text:style-name="T29">=</text:span><text:span text:style-name="T34">"eu.trentorise.smartcampus.ac.provider.filters.SpringAcProvider"</text:span><text:span text:style-name="T42">&gt;</text:span></text:p>
      <text:p text:style-name="P14"><text:span text:style-name="T31"><text:s text:c="2"/></text:span><text:span text:style-name="T43">&lt;</text:span><text:span text:style-name="T48">constructor-arg</text:span><text:span text:style-name="T39"> </text:span><text:span text:style-name="T51">value</text:span><text:span text:style-name="T31">=</text:span><text:span text:style-name="T36">"</text:span><text:span text:style-name="T37">https://vas-dev.smartcampuslab.it/acService</text:span><text:span text:style-name="T36">"</text:span><text:span text:style-name="T39"> </text:span><text:span text:style-name="T43">/&gt;</text:span></text:p>
      <text:p text:style-name="P15"><text:span text:style-name="T43">&lt;/</text:span><text:span text:style-name="T48">bean</text:span><text:span text:style-name="T43">&gt;</text:span></text:p>
      <text:p text:style-name="P2"/>
      <text:p text:style-name="P2">When this is done, the requests arriving to the application are already controlled; there is no need to validate the users explicitly (unless there are some additional specific controls, in which case the library operations may be exploited).</text:p>
      <text:p text:style-name="P2">Note that to use this modalities the project classpath should include the corresponding spring-security libraries. </text:p>
      <text:p text:style-name="P10"><text:span text:style-name="T41">&lt;</text:span><text:span text:style-name="T46">dependency</text:span><text:span text:style-name="T41">&gt;</text:span></text:p>
      <text:p text:style-name="P10"><text:span text:style-name="T30"><text:s text:c="2"/></text:span><text:span text:style-name="T42">&lt;</text:span><text:span text:style-name="T47">groupId</text:span><text:span text:style-name="T42">&gt;</text:span><text:span text:style-name="T29">org.springframework.security</text:span><text:span text:style-name="T42">&lt;/</text:span><text:span text:style-name="T47">groupId</text:span><text:span text:style-name="T42">&gt;</text:span></text:p>
      <text:p text:style-name="P10"><text:span text:style-name="T29"><text:s text:c="2"/></text:span><text:span text:style-name="T42">&lt;</text:span><text:span text:style-name="T47">artifactId</text:span><text:span text:style-name="T42">&gt;</text:span><text:span text:style-name="T29">spring-security-core</text:span><text:span text:style-name="T42">&lt;/</text:span><text:span text:style-name="T47">artifactId</text:span><text:span text:style-name="T42">&gt;</text:span></text:p>
      <text:p text:style-name="P10"><text:span text:style-name="T29"><text:s text:c="2"/></text:span><text:span text:style-name="T42">&lt;</text:span><text:span text:style-name="T47">version</text:span><text:span text:style-name="T42">&gt;</text:span><text:span text:style-name="T29">3.1.0.RELEASE</text:span><text:span text:style-name="T42">&lt;/</text:span><text:span text:style-name="T47">version</text:span><text:span text:style-name="T42">&gt;</text:span></text:p>
      <text:p text:style-name="P10"><text:span text:style-name="T42">&lt;/</text:span><text:span text:style-name="T47">dependency</text:span><text:span text:style-name="T42">&gt;</text:span></text:p>
      <text:p text:style-name="P10"><text:span text:style-name="T42">&lt;</text:span><text:span text:style-name="T47">dependency</text:span><text:span text:style-name="T42">&gt;</text:span></text:p>
      <text:p text:style-name="P10"><text:span text:style-name="T42"><text:s text:c="2"/>&lt;</text:span><text:span text:style-name="T47">groupId</text:span><text:span text:style-name="T42">&gt;</text:span><text:span text:style-name="T29">org.springframework.security</text:span><text:span text:style-name="T42">&lt;/</text:span><text:span text:style-name="T47">groupId</text:span><text:span text:style-name="T42">&gt;</text:span></text:p>
      <text:p text:style-name="P10"><text:span text:style-name="T29"><text:s text:c="2"/></text:span><text:span text:style-name="T42">&lt;</text:span><text:span text:style-name="T47">artifactId</text:span><text:span text:style-name="T42">&gt;</text:span><text:span text:style-name="T29">spring-security-web</text:span><text:span text:style-name="T42">&lt;/</text:span><text:span text:style-name="T47">artifactId</text:span><text:span text:style-name="T42">&gt;</text:span></text:p>
      <text:p text:style-name="P10"><text:span text:style-name="T29"><text:s text:c="2"/></text:span><text:span text:style-name="T42">&lt;</text:span><text:span text:style-name="T47">version</text:span><text:span text:style-name="T42">&gt;</text:span><text:span text:style-name="T29">3.1.0.RELEASE</text:span><text:span text:style-name="T42">&lt;/</text:span><text:span text:style-name="T47">version</text:span><text:span text:style-name="T42">&gt;</text:span></text:p>
      <text:p text:style-name="P10"><text:span text:style-name="T42">&lt;/</text:span><text:span text:style-name="T47">dependency</text:span><text:span text:style-name="T42">&gt;</text:span></text:p>
      <text:p text:style-name="P10"><text:span text:style-name="T42">&lt;</text:span><text:span text:style-name="T47">dependency</text:span><text:span text:style-name="T42">&gt;</text:span></text:p>
      <text:p text:style-name="P10"><text:span text:style-name="T29"><text:s text:c="2"/></text:span><text:span text:style-name="T42">&lt;</text:span><text:span text:style-name="T47">groupId</text:span><text:span text:style-name="T42">&gt;</text:span><text:span text:style-name="T29">org.springframework.security</text:span><text:span text:style-name="T42">&lt;/</text:span><text:span text:style-name="T47">groupId</text:span><text:span text:style-name="T42">&gt;</text:span></text:p>
      <text:p text:style-name="P10"><text:span text:style-name="T29"><text:s text:c="2"/></text:span><text:span text:style-name="T42">&lt;</text:span><text:span text:style-name="T47">artifactId</text:span><text:span text:style-name="T42">&gt;</text:span><text:span text:style-name="T29">spring-security-</text:span><text:span text:style-name="T33">config</text:span><text:span text:style-name="T42">&lt;/</text:span><text:span text:style-name="T47">artifactId</text:span><text:span text:style-name="T42">&gt;</text:span></text:p>
      <text:p text:style-name="P10"><text:soft-page-break/><text:span text:style-name="T29"><text:s text:c="2"/></text:span><text:span text:style-name="T42">&lt;</text:span><text:span text:style-name="T47">version</text:span><text:span text:style-name="T42">&gt;</text:span><text:span text:style-name="T29">3.1.0.RELEASE</text:span><text:span text:style-name="T42">&lt;/</text:span><text:span text:style-name="T47">version</text:span><text:span text:style-name="T42">&gt;</text:span></text:p>
      <text:p text:style-name="P10"><text:span text:style-name="T42">&lt;/</text:span><text:span text:style-name="T47">dependency</text:span><text:span text:style-name="T42">&gt;</text:span></text:p>
      <text:p text:style-name="P2"/>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roid Sans Mono" svg:font-family="'Droid Sans Mono', monospace"/>
    <style:font-face style:name="Mangal1" svg:font-family="Mangal"/>
    <style:font-face style:name="OpenSymbol" svg:font-family="OpenSymbol"/>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5T17:42:23.43</meta:creation-date>
    <dc:date>2013-04-22T22:15:06.68</dc:date>
    <meta:editing-duration>P3DT3H58M1S</meta:editing-duration>
    <meta:editing-cycles>214</meta:editing-cycles>
    <meta:generator>OpenOffice.org/3.4.1$Win32 OpenOffice.org_project/341m1$Build-9593</meta:generator>
    <meta:document-statistic meta:table-count="7" meta:image-count="0" meta:object-count="0" meta:page-count="10" meta:paragraph-count="334" meta:word-count="2235" meta:character-count="17471"/>
  </office:meta>
</office:document-meta>
</file>